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3.71pt"/>
    </style:style>
    <style:style style:name="co2" style:family="table-column">
      <style:table-column-properties fo:break-before="auto" style:column-width="200.01pt"/>
    </style:style>
    <style:style style:name="co3" style:family="table-column">
      <style:table-column-properties fo:break-before="auto" style:column-width="188.9pt"/>
    </style:style>
    <style:style style:name="co4" style:family="table-column">
      <style:table-column-properties fo:break-before="auto" style:column-width="84.1pt"/>
    </style:style>
    <style:style style:name="co5" style:family="table-column">
      <style:table-column-properties fo:break-before="auto" style:column-width="56.3pt"/>
    </style:style>
    <style:style style:name="co6" style:family="table-column">
      <style:table-column-properties fo:break-before="auto" style:column-width="59.5pt"/>
    </style:style>
    <style:style style:name="co7" style:family="table-column">
      <style:table-column-properties fo:break-before="auto" style:column-width="80.16pt"/>
    </style:style>
    <style:style style:name="co8" style:family="table-column">
      <style:table-column-properties fo:break-before="auto" style:column-width="170.59pt"/>
    </style:style>
    <style:style style:name="co9" style:family="table-column">
      <style:table-column-properties fo:break-before="auto" style:column-width="101.59pt"/>
    </style:style>
    <style:style style:name="co10" style:family="table-column">
      <style:table-column-properties fo:break-before="auto" style:column-width="90.51pt"/>
    </style:style>
    <style:style style:name="co11" style:family="table-column">
      <style:table-column-properties fo:break-before="auto" style:column-width="92.04pt"/>
    </style:style>
    <style:style style:name="co12" style:family="table-column">
      <style:table-column-properties fo:break-before="auto" style:column-width="107.21pt"/>
    </style:style>
    <style:style style:name="co13" style:family="table-column">
      <style:table-column-properties fo:break-before="auto" style:column-width="113.5pt"/>
    </style:style>
    <style:style style:name="co14" style:family="table-column">
      <style:table-column-properties fo:break-before="auto" style:column-width="126.99pt"/>
    </style:style>
    <style:style style:name="co15" style:family="table-column">
      <style:table-column-properties fo:break-before="auto" style:column-width="122.26pt"/>
    </style:style>
    <style:style style:name="co16" style:family="table-column">
      <style:table-column-properties fo:break-before="auto" style:column-width="120.61pt"/>
    </style:style>
    <style:style style:name="co17" style:family="table-column">
      <style:table-column-properties fo:break-before="auto" style:column-width="115.91pt"/>
    </style:style>
    <style:style style:name="co18" style:family="table-column">
      <style:table-column-properties fo:break-before="auto" style:column-width="115.06pt"/>
    </style:style>
    <style:style style:name="co19" style:family="table-column">
      <style:table-column-properties fo:break-before="auto" style:column-width="118.29pt"/>
    </style:style>
    <style:style style:name="co20" style:family="table-column">
      <style:table-column-properties fo:break-before="auto" style:column-width="143.69pt"/>
    </style:style>
    <style:style style:name="co21" style:family="table-column">
      <style:table-column-properties fo:break-before="auto" style:column-width="57.94pt"/>
    </style:style>
    <style:style style:name="co22" style:family="table-column">
      <style:table-column-properties fo:break-before="auto" style:column-width="163.5pt"/>
    </style:style>
    <style:style style:name="co23" style:family="table-column">
      <style:table-column-properties fo:break-before="auto" style:column-width="165.06pt"/>
    </style:style>
    <style:style style:name="co24" style:family="table-column">
      <style:table-column-properties fo:break-before="auto" style:column-width="100.01pt"/>
    </style:style>
    <style:style style:name="co25" style:family="table-column">
      <style:table-column-properties fo:break-before="auto" style:column-width="210.36pt"/>
    </style:style>
    <style:style style:name="co26" style:family="table-column">
      <style:table-column-properties fo:break-before="auto" style:column-width="57.15pt"/>
    </style:style>
    <style:style style:name="co27" style:family="table-column">
      <style:table-column-properties fo:break-before="auto" style:column-width="138.9pt"/>
    </style:style>
    <style:style style:name="co28" style:family="table-column">
      <style:table-column-properties fo:break-before="auto" style:column-width="100.74pt"/>
    </style:style>
    <style:style style:name="co29" style:family="table-column">
      <style:table-column-properties fo:break-before="auto" style:column-width="52.41pt"/>
    </style:style>
    <style:style style:name="co30" style:family="table-column">
      <style:table-column-properties fo:break-before="auto" style:column-width="87.31pt"/>
    </style:style>
    <style:style style:name="co31" style:family="table-column">
      <style:table-column-properties fo:break-before="auto" style:column-width="154.8pt"/>
    </style:style>
    <style:style style:name="co32" style:family="table-column">
      <style:table-column-properties fo:break-before="auto" style:column-width="62.76pt"/>
    </style:style>
    <style:style style:name="co33" style:family="table-column">
      <style:table-column-properties fo:break-before="auto" style:column-width="61.9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.5pt" fo:break-before="auto" style:use-optimal-row-height="false"/>
    </style:style>
    <style:style style:name="ta1" style:family="table" style:master-page-name="PageStyle_5f_Projects">
      <style:table-properties table:display="true" style:writing-mode="lr-tb" tableooo:tab-color="#ff9900"/>
    </style:style>
    <style:style style:name="ta2" style:family="table" style:master-page-name="PageStyle_5f_Cashflow">
      <style:table-properties table:display="true" style:writing-mode="lr-tb" tableooo:tab-color="#ff9900"/>
    </style:style>
    <style:style style:name="ta3" style:family="table" style:master-page-name="PageStyle_5f_CashflowData1">
      <style:table-properties table:display="true" style:writing-mode="lr-tb" tableooo:tab-color="#b7b7b7"/>
    </style:style>
    <style:style style:name="ta4" style:family="table" style:master-page-name="PageStyle_5f_CashflowData2">
      <style:table-properties table:display="true" style:writing-mode="lr-tb" tableooo:tab-color="#b7b7b7"/>
    </style:style>
    <style:style style:name="ta5" style:family="table" style:master-page-name="PageStyle_5f_CashflowData3">
      <style:table-properties table:display="true" style:writing-mode="lr-tb" tableooo:tab-color="#b7b7b7"/>
    </style:style>
    <style:style style:name="ta6" style:family="table" style:master-page-name="PageStyle_5f_CashflowTestData1">
      <style:table-properties table:display="false" style:writing-mode="lr-tb" tableooo:tab-color="#666666"/>
    </style:style>
    <style:style style:name="ta7" style:family="table" style:master-page-name="PageStyle_5f_CashflowTestData2">
      <style:table-properties table:display="false" style:writing-mode="lr-tb" tableooo:tab-color="#666666"/>
    </style:style>
    <style:style style:name="ta8" style:family="table" style:master-page-name="PageStyle_5f_Cashflow_20_Test_20_Chart">
      <style:table-properties table:display="false" style:writing-mode="lr-tb" tableooo:tab-color="#666666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3">
      <style:table-cell-properties fo:background-color="#fff2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8" style:family="table-cell" style:parent-style-name="Default" style:data-style-name="N3">
      <style:table-cell-properties fo:background-color="#66666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9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3">
      <style:table-cell-properties fo:background-color="#66666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00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5" style:family="table-cell" style:parent-style-name="Default" style:data-style-name="N3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6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3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9" style:family="table-cell" style:parent-style-name="Default" style:data-style-name="N125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25">
      <style:table-cell-properties fo:background-color="#66666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2" style:family="table-cell" style:parent-style-name="Default" style:data-style-name="N125">
      <style:table-cell-properties fo:background-color="#cccc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3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3">
      <style:table-cell-properties fo:background-color="#66666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6" style:family="table-cell" style:parent-style-name="Default" style:data-style-name="N3">
      <style:table-cell-properties fo:background-color="#cccc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3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00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1" style:family="table-cell" style:parent-style-name="Default" style:data-style-name="N3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2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2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c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Current bank balance:</text:p>
          </table:table-cell>
          <table:table-cell table:style-name="ce5" office:value-type="float" office:value="123456" calcext:value-type="float">
            <text:p>123,456</text:p>
          </table:table-cell>
          <table:table-cell table:style-name="ce7" table:number-columns-repeated="6"/>
          <table:table-cell table:number-columns-repeated="1016"/>
        </table:table-row>
        <table:table-row table:style-name="ro1">
          <table:table-cell table:style-name="ce2" office:value-type="string" calcext:value-type="string">
            <office:annotation draw:style-name="gr1" draw:text-style-name="P2" svg:width="557.09pt" svg:height="58.48pt" svg:x="504.94pt" svg:y="39pt" draw:caption-point-x="-11.54pt" draw:caption-point-y="-22.99pt">
              <dc:date>2019-04-23T00:00:00</dc:date>
              <text:p text:style-name="P1">Add your project here by opening one of the files named "Placeholder Project" and filling in your project information. Also move it to your project folder and rename it.</text:p>
              <text:p text:style-name="P1"/>
              <text:p text:style-name="P1">Everything in this spreadsheet and this whole file is then calculated automatically.</text:p>
            </office:annotation>
            <text:p>Budget Spreadsheet</text:p>
          </table:table-cell>
          <table:table-cell table:style-name="ce2" office:value-type="string" calcext:value-type="string">
            <text:p>Project Name</text:p>
          </table:table-cell>
          <table:table-cell table:style-name="ce8" office:value-type="string" calcext:value-type="string">
            <text:p>Manager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Probability</text:p>
          </table:table-cell>
          <table:table-cell table:style-name="ce8" office:value-type="string" calcext:value-type="string">
            <text:p>Budget</text:p>
          </table:table-cell>
          <table:table-cell table:style-name="ce8" office:value-type="string" calcext:value-type="string">
            <office:annotation draw:style-name="gr1" draw:text-style-name="P2" svg:width="320.6pt" svg:height="58.48pt" svg:x="1237.35pt" svg:y="39pt" draw:caption-point-x="-11.54pt" draw:caption-point-y="-22.99pt">
              <dc:date>2019-04-23T00:00:00</dc:date>
              <text:p text:style-name="P1">Company profit margin on the project according to the latest cash flow plan.</text:p>
              <text:p text:style-name="P1"/>
              <text:p text:style-name="P1">If less than 20%, a warning is shown.</text:p>
            </office:annotation>
            <text:p>Margin</text:p>
          </table:table-cell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10" office:value-type="string" calcext:value-type="string">
            <text:p>EUR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<text:a xlink:href="https://docs.google.com/spreadsheets/d/example-link-only/edit" xlink:type="simple">https://docs.google.com/spreadsheets/d/example-link-only/edit</text:a></text:p>
          </table:table-cell>
          <table:table-cell table:style-name="ce6" table:formula="of:=IFERROR(__xludf.dummyfunction(&quot;IMPORTRANGE($A4, &quot;&quot;ProjectData!A4:G4&quot;&quot;)&quot;);&quot;#REF!&quot;)" office:value-type="string" office:string-value="#REF!" calcext:value-type="string">
            <text:p>#REF!</text:p>
          </table:table-cell>
          <table:table-cell table:number-columns-repeated="2"/>
          <table:table-cell table:style-name="ce4"/>
          <table:table-cell table:style-name="ce9"/>
          <table:table-cell table:style-name="ce11"/>
          <table:table-cell table:style-name="ce13"/>
          <table:table-cell table:number-columns-repeated="1016"/>
        </table:table-row>
        <table:table-row table:style-name="ro1">
          <table:table-cell/>
          <table:table-cell table:style-name="ce6"/>
          <table:table-cell table:number-columns-repeated="4"/>
          <table:table-cell table:style-name="ce11"/>
          <table:table-cell table:style-name="ce9"/>
          <table:table-cell table:number-columns-repeated="1016"/>
        </table:table-row>
        <table:table-row table:style-name="ro1">
          <table:table-cell table:style-name="ce4"/>
          <table:table-cell table:style-name="ce6"/>
          <table:table-cell table:number-columns-repeated="3"/>
          <table:table-cell table:style-name="ce9"/>
          <table:table-cell table:style-name="ce11"/>
          <table:table-cell table:style-name="ce13"/>
          <table:table-cell table:number-columns-repeated="1016"/>
        </table:table-row>
        <table:table-row table:style-name="ro1" table:number-rows-repeated="2">
          <table:table-cell/>
          <table:table-cell table:style-name="ce6"/>
          <table:table-cell table:number-columns-repeated="4"/>
          <table:table-cell table:style-name="ce12"/>
          <table:table-cell table:style-name="ce13"/>
          <table:table-cell table:number-columns-repeated="1016"/>
        </table:table-row>
        <table:table-row table:style-name="ro1" table:number-rows-repeated="2">
          <table:table-cell/>
          <table:table-cell table:style-name="ce6"/>
          <table:table-cell table:number-columns-repeated="4"/>
          <table:table-cell table:style-name="ce12" table:number-columns-repeated="2"/>
          <table:table-cell table:number-columns-repeated="1016"/>
        </table:table-row>
        <table:table-row table:style-name="ro1" table:number-rows-repeated="19">
          <table:table-cell table:number-columns-repeated="6"/>
          <table:table-cell table:style-name="ce12" table:number-columns-repeated="2"/>
          <table:table-cell table:number-columns-repeated="1016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shflow" table:style-name="ta2">
        <table:table-column table:style-name="co7" table:number-columns-repeated="1024" table:default-cell-style-name="Default"/>
        <table:table-row table:style-name="ro2">
          <table:table-cell>
            <draw:frame table:end-cell-address="Cashflow.I22" table:end-x="77.27pt" table:end-y="14.97pt" draw:z-index="0" draw:name="Chart 1" draw:style-name="gr2" draw:text-style-name="P3" svg:width="718.47pt" svg:height="345.71pt" svg:x="0pt" svg:y="0pt">
              <draw:object draw:notify-on-update-of-ranges="CashflowData3.A3:CashflowData3.A999 CashflowData3.C2:CashflowData3.C2 CashflowData3.C3:CashflowData3.C999 CashflowData3.D2:CashflowData3.D2 CashflowData3.D3:CashflowData3.D99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shflowData1" table:style-name="ta3"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1">
          <table:table-cell table:style-name="ce14" office:value-type="string" calcext:value-type="string" table:number-columns-spanned="6" table:number-rows-spanned="1">
            <office:annotation draw:style-name="gr3" draw:text-style-name="P2" svg:width="352.4pt" svg:height="28.09pt" svg:x="181.84pt" svg:y="22.71pt" draw:caption-point-x="432.91pt" draw:caption-point-y="-22.42pt">
              <dc:date>2019-04-23T00:00:00</dc:date>
              <text:p text:style-name="P1">The role of this table is to take over the CashflowData tables of all budget spreadsheets (active or not), without any changes.</text:p>
            </office:annotation>
            <text:p>DO NOT EDIT – This sheet exists for technical reasons, automatically converting data to the format needed for the cash flow prediction chart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8" office:value-type="string" calcext:value-type="string">
            <text:p>Project Name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Revenue</text:p>
            <text:p>S/N</text:p>
          </table:table-cell>
          <table:table-cell table:style-name="ce2" office:value-type="string" calcext:value-type="string">
            <text:p>Payment Date</text:p>
          </table:table-cell>
          <table:table-cell table:style-name="ce8" office:value-type="string" calcext:value-type="string">
            <text:p>Revenue</text:p>
          </table:table-cell>
          <table:table-cell table:style-name="ce8" office:value-type="string" calcext:value-type="string">
            <text:p>Cost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16"/>
          <table:table-cell table:number-columns-repeated="2" table:style-name="ce18" office:value-type="string" calcext:value-type="string">
            <text:p>EUR</text:p>
          </table:table-cell>
          <table:table-cell table:number-columns-repeated="1018"/>
        </table:table-row>
        <table:table-row table:style-name="ro1">
          <table:table-cell table:style-name="ce4" table:formula="of:=IFERROR(__xludf.dummyfunction(&quot;QUERY({IMPORTRANGE(Projects!A4,&quot;&quot;CashflowData!A4:F&quot;&quot;); IMPORTRANGE(Projects!A5,&quot;&quot;CashflowData!A4:F&quot;&quot;); IMPORTRANGE(Projects!A6,&quot;&quot;CashflowData!A4:F&quot;&quot;); IMPORTRANGE(Projects!A7,&quot;&quot;CashflowData!A4:F&quot;&quot;); IMPORTRANGE(Projects!A8,&quot;&quot;CashflowData!A4:F&quot;&quot;, IMPORTRAN&quot;&amp;&quot;GE(Projects!A9,&quot;&quot;CashflowData!A4:F&quot;&quot;),)}, &quot;&quot;SELECT Col1,Col2,Col3,Col4,Col5,Col6 WHERE Col1 IS NOT NULL&quot;&quot;)&quot;);&quot;#VALUE!&quot;)" office:value-type="string" office:string-value="#VALUE!" calcext:value-type="string">
            <text:p>#VALUE!</text:p>
          </table:table-cell>
          <table:table-cell table:style-name="ce4"/>
          <table:table-cell/>
          <table:table-cell table:style-name="ce17"/>
          <table:table-cell table:number-columns-repeated="1020"/>
        </table:table-row>
        <table:table-row table:style-name="ro1" table:number-rows-repeated="4">
          <table:table-cell table:number-columns-repeated="3"/>
          <table:table-cell table:style-name="ce17"/>
          <table:table-cell table:number-columns-repeated="1020"/>
        </table:table-row>
        <table:table-row table:style-name="ro1">
          <table:table-cell table:number-columns-repeated="3"/>
          <table:table-cell table:style-name="ce17"/>
          <table:table-cell table:number-columns-repeated="1020"/>
        </table:table-row>
        <table:table-row table:style-name="ro1" table:number-rows-repeated="4">
          <table:table-cell table:number-columns-repeated="3"/>
          <table:table-cell table:style-name="ce17"/>
          <table:table-cell table:number-columns-repeated="1020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shflowData2" table:style-name="ta4"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7" table:number-columns-repeated="1011" table:default-cell-style-name="Default"/>
        <table:table-row table:style-name="ro1">
          <table:table-cell table:style-name="ce19" office:value-type="string" calcext:value-type="string">
            <text:p>DO NOT EDIT – This sheet exists for technical reasons, </text:p>
            <text:p>automatically converting data to the format needed for the cash flow prediction chart.</text:p>
          </table:table-cell>
          <table:table-cell table:style-name="ce24" table:number-columns-repeated="12"/>
          <table:table-cell table:number-columns-repeated="1011"/>
        </table:table-row>
        <table:table-row table:style-name="ro1">
          <table:table-cell table:style-name="ce20"/>
          <table:table-cell table:style-name="ce25" office:value-type="string" calcext:value-type="string" table:number-columns-spanned="2" table:number-rows-spanned="1">
            <text:p>Total Cash on Hand</text:p>
          </table:table-cell>
          <table:covered-table-cell/>
          <table:table-cell table:style-name="ce25" office:value-type="string" calcext:value-type="string" table:number-columns-spanned="10" table:number-rows-spanned="1">
            <text:p>Cashflow Change<text:span text:style-name="T1"> (by active projects only)</text:span></text:p>
          </table:table-cell>
          <table:covered-table-cell table:number-columns-repeated="9"/>
          <table:table-cell table:number-columns-repeated="1011"/>
        </table:table-row>
        <table:table-row table:style-name="ro3">
          <table:table-cell table:style-name="ce21" office:value-type="string" calcext:value-type="string">
            <text:p>Date</text:p>
          </table:table-cell>
          <table:table-cell table:style-name="ce8" office:value-type="string" calcext:value-type="string">
            <text:p>Old Balance</text:p>
          </table:table-cell>
          <table:table-cell table:style-name="ce8" office:value-type="string" calcext:value-type="string">
            <text:p>New Balance</text:p>
          </table:table-cell>
          <table:table-cell table:style-name="ce8" table:number-matrix-columns-spanned="26" table:number-matrix-rows-spanned="1" table:formula="of:=TRANSPOSE(ProjectNames)" office:value-type="string" office:string-value="#REF!" calcext:value-type="string">
            <text:p>#REF!</text:p>
          </table:table-cell>
          <table:table-cell table:style-name="ce8" office:value-type="float" office:value="0" calcext:value-type="float">
            <text:p/>
          </table:table-cell>
          <table:table-cell table:style-name="ce8" office:value-type="float" office:value="0" calcext:value-type="float">
            <text:p/>
          </table:table-cell>
          <table:table-cell table:style-name="ce8" office:value-type="float" office:value="0" calcext:value-type="float">
            <text:p/>
          </table:table-cell>
          <table:table-cell table:style-name="ce8" office:value-type="float" office:value="0" calcext:value-type="float">
            <text:p/>
          </table:table-cell>
          <table:table-cell table:style-name="ce8" office:value-type="float" office:value="0" calcext:value-type="float">
            <text:p/>
          </table:table-cell>
          <table:table-cell table:style-name="ce8" office:value-type="float" office:value="0" calcext:value-type="float">
            <text:p/>
          </table:table-cell>
          <table:table-cell table:style-name="ce8" office:value-type="float" office:value="0" calcext:value-type="float">
            <text:p/>
          </table:table-cell>
          <table:table-cell table:style-name="ce8" office:value-type="float" office:value="0" calcext:value-type="float">
            <text:p/>
          </table:table-cell>
          <table:table-cell table:style-name="ce8"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995"/>
        </table:table-row>
        <table:table-row table:style-name="ro1">
          <table:table-cell table:style-name="ce20"/>
          <table:table-cell table:number-columns-repeated="12" table:style-name="ce18" office:value-type="string" calcext:value-type="string">
            <text:p>EUR</text:p>
          </table:table-cell>
          <table:table-cell table:number-columns-repeated="1011"/>
        </table:table-row>
        <table:table-row table:style-name="ro1">
          <table:table-cell table:style-name="ce22" table:formula="of:=TODAY()" office:value-type="date" office:date-value="2019-04-23" calcext:value-type="date">
            <text:p>2019-04-23</text:p>
          </table:table-cell>
          <table:table-cell table:style-name="ce26" table:formula="of:=BankBalance" office:value-type="float" office:value="123456" calcext:value-type="float">
            <text:p>123,456</text:p>
          </table:table-cell>
          <table:table-cell table:style-name="ce26" table:formula="of:=BankBalance" office:value-type="float" office:value="123456" calcext:value-type="float">
            <text:p>123,456</text:p>
          </table:table-cell>
          <table:table-cell table:number-columns-repeated="10" table:style-name="ce2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3" table:formula="of:=IFERROR(__xludf.dummyfunction(&quot;SORT(UNIQUE(FILTER(CashflowData1!D4:D100, CashflowData1!B4:B100 = &quot;&quot;Active&quot;&quot;, CashflowData1!D4:D100 &gt;= TODAY())))&quot;);&quot;#N/A&quot;)" office:value-type="string" office:string-value="#N/A" calcext:value-type="string">
            <text:p>#N/A</text:p>
          </table:table-cell>
          <table:table-cell table:style-name="ce12" table:formula="of:=[.C5]" office:value-type="float" office:value="123456" calcext:value-type="float">
            <text:p>123,456</text:p>
          </table:table-cell>
          <table:table-cell table:formula="of:=[.B6]+SUM([.$D6:.M6])" office:value-type="float" office:value="123456" calcext:value-type="float">
            <text:p>123456</text:p>
          </table:table-cell>
          <table:table-cell table:style-name="ce12" table:formula="of:=IFERROR(__xludf.dummyfunction(&quot;SUMIF(QUERY(CashflowData1!$A$4:$F100, &quot;&quot;SELECT E-F WHERE A = '&quot;&quot;&amp;D$3&amp;&quot;&quot;' AND B = 'Active' AND D = date '&quot;&quot;&amp;TO_TEXT($A6)&amp;&quot;&quot;' LIMIT 1&quot;&quot;, 0),&quot;&quot;&lt;&gt;#N/A&quot;&quot;)&quot;);&quot;#REF!&quot;)" office:value-type="string" office:string-value="#REF!" calcext:value-type="string">
            <text:p>#REF!</text:p>
          </table:table-cell>
          <table:table-cell table:style-name="ce12" table:formula="of:=IFERROR(__xludf.dummyfunction(&quot;SUMIF(QUERY(CashflowData1!$A$4:$F100, &quot;&quot;SELECT E-F WHERE A = '&quot;&quot;&amp;E$3&amp;&quot;&quot;' AND B = 'Active' AND D = date '&quot;&quot;&amp;TO_TEXT($A6)&amp;&quot;&quot;' LIMIT 1&quot;&quot;, 0),&quot;&quot;&lt;&gt;#N/A&quot;&quot;)&quot;);0)" office:value-type="float" office:value="0" calcext:value-type="float">
            <text:p>0</text:p>
          </table:table-cell>
          <table:table-cell table:style-name="ce12" table:formula="of:=IFERROR(__xludf.dummyfunction(&quot;SUMIF(QUERY(CashflowData1!$A$4:$F100, &quot;&quot;SELECT E-F WHERE A = '&quot;&quot;&amp;F$3&amp;&quot;&quot;' AND B = 'Active' AND D = date '&quot;&quot;&amp;TO_TEXT($A6)&amp;&quot;&quot;' LIMIT 1&quot;&quot;, 0),&quot;&quot;&lt;&gt;#N/A&quot;&quot;)&quot;);0)" office:value-type="float" office:value="0" calcext:value-type="float">
            <text:p>0</text:p>
          </table:table-cell>
          <table:table-cell table:style-name="ce28" table:formula="of:=IFERROR(__xludf.dummyfunction(&quot;SUMIF(QUERY(CashflowData1!$A$4:$F100, &quot;&quot;SELECT E-F WHERE A = '&quot;&quot;&amp;G$3&amp;&quot;&quot;' AND B = 'Active' AND D = date '&quot;&quot;&amp;TO_TEXT($A6)&amp;&quot;&quot;' LIMIT 1&quot;&quot;, 0),&quot;&quot;&lt;&gt;#N/A&quot;&quot;)&quot;);0)" office:value-type="float" office:value="0" calcext:value-type="float">
            <text:p>0</text:p>
          </table:table-cell>
          <table:table-cell table:style-name="ce28" table:formula="of:=IFERROR(__xludf.dummyfunction(&quot;SUMIF(QUERY(CashflowData1!$A$4:$F100, &quot;&quot;SELECT E-F WHERE A = '&quot;&quot;&amp;H$3&amp;&quot;&quot;' AND B = 'Active' AND D = date '&quot;&quot;&amp;TO_TEXT($A6)&amp;&quot;&quot;' LIMIT 1&quot;&quot;, 0),&quot;&quot;&lt;&gt;#N/A&quot;&quot;)&quot;);0)" office:value-type="float" office:value="0" calcext:value-type="float">
            <text:p>0</text:p>
          </table:table-cell>
          <table:table-cell table:style-name="ce28" table:formula="of:=IFERROR(__xludf.dummyfunction(&quot;SUMIF(QUERY(CashflowData1!$A$4:$F100, &quot;&quot;SELECT E-F WHERE A = '&quot;&quot;&amp;I$3&amp;&quot;&quot;' AND B = 'Active' AND D = date '&quot;&quot;&amp;TO_TEXT($A6)&amp;&quot;&quot;' LIMIT 1&quot;&quot;, 0),&quot;&quot;&lt;&gt;#N/A&quot;&quot;)&quot;);0)" office:value-type="float" office:value="0" calcext:value-type="float">
            <text:p>0</text:p>
          </table:table-cell>
          <table:table-cell table:style-name="ce28" table:formula="of:=IFERROR(__xludf.dummyfunction(&quot;SUMIF(QUERY(CashflowData1!$A$4:$F100, &quot;&quot;SELECT E-F WHERE A = '&quot;&quot;&amp;J$3&amp;&quot;&quot;' AND B = 'Active' AND D = date '&quot;&quot;&amp;TO_TEXT($A6)&amp;&quot;&quot;' LIMIT 1&quot;&quot;, 0),&quot;&quot;&lt;&gt;#N/A&quot;&quot;)&quot;);0)" office:value-type="float" office:value="0" calcext:value-type="float">
            <text:p>0</text:p>
          </table:table-cell>
          <table:table-cell table:style-name="ce28" table:formula="of:=IFERROR(__xludf.dummyfunction(&quot;SUMIF(QUERY(CashflowData1!$A$4:$F100, &quot;&quot;SELECT E-F WHERE A = '&quot;&quot;&amp;K$3&amp;&quot;&quot;' AND B = 'Active' AND D = date '&quot;&quot;&amp;TO_TEXT($A6)&amp;&quot;&quot;' LIMIT 1&quot;&quot;, 0),&quot;&quot;&lt;&gt;#N/A&quot;&quot;)&quot;);0)" office:value-type="float" office:value="0" calcext:value-type="float">
            <text:p>0</text:p>
          </table:table-cell>
          <table:table-cell table:style-name="ce28" table:formula="of:=IFERROR(__xludf.dummyfunction(&quot;SUMIF(QUERY(CashflowData1!$A$4:$F100, &quot;&quot;SELECT E-F WHERE A = '&quot;&quot;&amp;L$3&amp;&quot;&quot;' AND B = 'Active' AND D = date '&quot;&quot;&amp;TO_TEXT($A6)&amp;&quot;&quot;' LIMIT 1&quot;&quot;, 0),&quot;&quot;&lt;&gt;#N/A&quot;&quot;)&quot;);0)" office:value-type="float" office:value="0" calcext:value-type="float">
            <text:p>0</text:p>
          </table:table-cell>
          <table:table-cell table:style-name="ce28" table:formula="of:=IFERROR(__xludf.dummyfunction(&quot;SUMIF(QUERY(CashflowData1!$A$4:$F100, &quot;&quot;SELECT E-F WHERE A = '&quot;&quot;&amp;M$3&amp;&quot;&quot;' AND B = 'Active' AND D = date '&quot;&quot;&amp;TO_TEXT($A6)&amp;&quot;&quot;' LIMIT 1&quot;&quot;, 0),&quot;&quot;&lt;&gt;#N/A&quot;&quot;)&quot;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3"/>
          <table:table-cell table:formula="of:=[.C6]" office:value-type="float" office:value="123456" calcext:value-type="float">
            <text:p>123456</text:p>
          </table:table-cell>
          <table:table-cell table:formula="of:=[.B7]+SUM([.$D7:.M7])" office:value-type="float" office:value="123456" calcext:value-type="float">
            <text:p>123456</text:p>
          </table:table-cell>
          <table:table-cell table:style-name="ce12" table:formula="of:=IFERROR(__xludf.dummyfunction(&quot;SUMIF(QUERY(CashflowData1!$A$4:$F100, &quot;&quot;SELECT E-F WHERE A = '&quot;&quot;&amp;D$3&amp;&quot;&quot;' AND B = 'Active' AND D = date '&quot;&quot;&amp;TO_TEXT($A7)&amp;&quot;&quot;' LIMIT 1&quot;&quot;, 0),&quot;&quot;&lt;&gt;#N/A&quot;&quot;)&quot;);&quot;#REF!&quot;)" office:value-type="string" office:string-value="#REF!" calcext:value-type="string">
            <text:p>#REF!</text:p>
          </table:table-cell>
          <table:table-cell table:style-name="ce12" table:formula="of:=IFERROR(__xludf.dummyfunction(&quot;SUMIF(QUERY(CashflowData1!$A$4:$F100, &quot;&quot;SELECT E-F WHERE A = '&quot;&quot;&amp;E$3&amp;&quot;&quot;' AND B = 'Active' AND D = date '&quot;&quot;&amp;TO_TEXT($A7)&amp;&quot;&quot;' LIMIT 1&quot;&quot;, 0),&quot;&quot;&lt;&gt;#N/A&quot;&quot;)&quot;);&quot;#VALUE!&quot;)" office:value-type="string" office:string-value="#VALUE!" calcext:value-type="string">
            <text:p>#VALUE!</text:p>
          </table:table-cell>
          <table:table-cell table:style-name="ce12" table:formula="of:=IFERROR(__xludf.dummyfunction(&quot;SUMIF(QUERY(CashflowData1!$A$4:$F100, &quot;&quot;SELECT E-F WHERE A = '&quot;&quot;&amp;F$3&amp;&quot;&quot;' AND B = 'Active' AND D = date '&quot;&quot;&amp;TO_TEXT($A7)&amp;&quot;&quot;' LIMIT 1&quot;&quot;, 0),&quot;&quot;&lt;&gt;#N/A&quot;&quot;)&quot;);&quot;#VALUE!&quot;)" office:value-type="string" office:string-value="#VALUE!" calcext:value-type="string">
            <text:p>#VALUE!</text:p>
          </table:table-cell>
          <table:table-cell table:style-name="ce28" table:formula="of:=IFERROR(__xludf.dummyfunction(&quot;SUMIF(QUERY(CashflowData1!$A$4:$F100, &quot;&quot;SELECT E-F WHERE A = '&quot;&quot;&amp;G$3&amp;&quot;&quot;' AND B = 'Active' AND D = date '&quot;&quot;&amp;TO_TEXT($A7)&amp;&quot;&quot;' LIMIT 1&quot;&quot;, 0),&quot;&quot;&lt;&gt;#N/A&quot;&quot;)&quot;);&quot;#VALUE!&quot;)" office:value-type="string" office:string-value="#VALUE!" calcext:value-type="string">
            <text:p>#VALUE!</text:p>
          </table:table-cell>
          <table:table-cell table:style-name="ce28" table:formula="of:=IFERROR(__xludf.dummyfunction(&quot;SUMIF(QUERY(CashflowData1!$A$4:$F100, &quot;&quot;SELECT E-F WHERE A = '&quot;&quot;&amp;H$3&amp;&quot;&quot;' AND B = 'Active' AND D = date '&quot;&quot;&amp;TO_TEXT($A7)&amp;&quot;&quot;' LIMIT 1&quot;&quot;, 0),&quot;&quot;&lt;&gt;#N/A&quot;&quot;)&quot;);&quot;#VALUE!&quot;)" office:value-type="string" office:string-value="#VALUE!" calcext:value-type="string">
            <text:p>#VALUE!</text:p>
          </table:table-cell>
          <table:table-cell table:style-name="ce28" table:formula="of:=IFERROR(__xludf.dummyfunction(&quot;SUMIF(QUERY(CashflowData1!$A$4:$F100, &quot;&quot;SELECT E-F WHERE A = '&quot;&quot;&amp;I$3&amp;&quot;&quot;' AND B = 'Active' AND D = date '&quot;&quot;&amp;TO_TEXT($A7)&amp;&quot;&quot;' LIMIT 1&quot;&quot;, 0),&quot;&quot;&lt;&gt;#N/A&quot;&quot;)&quot;);&quot;#VALUE!&quot;)" office:value-type="string" office:string-value="#VALUE!" calcext:value-type="string">
            <text:p>#VALUE!</text:p>
          </table:table-cell>
          <table:table-cell table:style-name="ce28" table:formula="of:=IFERROR(__xludf.dummyfunction(&quot;SUMIF(QUERY(CashflowData1!$A$4:$F100, &quot;&quot;SELECT E-F WHERE A = '&quot;&quot;&amp;J$3&amp;&quot;&quot;' AND B = 'Active' AND D = date '&quot;&quot;&amp;TO_TEXT($A7)&amp;&quot;&quot;' LIMIT 1&quot;&quot;, 0),&quot;&quot;&lt;&gt;#N/A&quot;&quot;)&quot;);&quot;#VALUE!&quot;)" office:value-type="string" office:string-value="#VALUE!" calcext:value-type="string">
            <text:p>#VALUE!</text:p>
          </table:table-cell>
          <table:table-cell table:style-name="ce28" table:formula="of:=IFERROR(__xludf.dummyfunction(&quot;SUMIF(QUERY(CashflowData1!$A$4:$F100, &quot;&quot;SELECT E-F WHERE A = '&quot;&quot;&amp;K$3&amp;&quot;&quot;' AND B = 'Active' AND D = date '&quot;&quot;&amp;TO_TEXT($A7)&amp;&quot;&quot;' LIMIT 1&quot;&quot;, 0),&quot;&quot;&lt;&gt;#N/A&quot;&quot;)&quot;);&quot;#VALUE!&quot;)" office:value-type="string" office:string-value="#VALUE!" calcext:value-type="string">
            <text:p>#VALUE!</text:p>
          </table:table-cell>
          <table:table-cell table:style-name="ce28" table:formula="of:=IFERROR(__xludf.dummyfunction(&quot;SUMIF(QUERY(CashflowData1!$A$4:$F100, &quot;&quot;SELECT E-F WHERE A = '&quot;&quot;&amp;L$3&amp;&quot;&quot;' AND B = 'Active' AND D = date '&quot;&quot;&amp;TO_TEXT($A7)&amp;&quot;&quot;' LIMIT 1&quot;&quot;, 0),&quot;&quot;&lt;&gt;#N/A&quot;&quot;)&quot;);&quot;#VALUE!&quot;)" office:value-type="string" office:string-value="#VALUE!" calcext:value-type="string">
            <text:p>#VALUE!</text:p>
          </table:table-cell>
          <table:table-cell table:style-name="ce28" table:formula="of:=IFERROR(__xludf.dummyfunction(&quot;SUMIF(QUERY(CashflowData1!$A$4:$F100, &quot;&quot;SELECT E-F WHERE A = '&quot;&quot;&amp;M$3&amp;&quot;&quot;' AND B = 'Active' AND D = date '&quot;&quot;&amp;TO_TEXT($A7)&amp;&quot;&quot;' LIMIT 1&quot;&quot;, 0),&quot;&quot;&lt;&gt;#N/A&quot;&quot;)&quot;);&quot;#VALUE!&quot;)" office:value-type="string" office:string-value="#VALUE!" calcext:value-type="string">
            <text:p>#VALUE!</text:p>
          </table:table-cell>
          <table:table-cell table:number-columns-repeated="1011"/>
        </table:table-row>
        <table:table-row table:style-name="ro1">
          <table:table-cell table:style-name="ce23"/>
          <table:table-cell table:formula="of:=[.C7]" office:value-type="float" office:value="123456" calcext:value-type="float">
            <text:p>123456</text:p>
          </table:table-cell>
          <table:table-cell table:formula="of:=[.B8]+SUM([.$D8:.M8])" office:value-type="float" office:value="123456" calcext:value-type="float">
            <text:p>123456</text:p>
          </table:table-cell>
          <table:table-cell table:style-name="ce12" table:formula="of:=IFERROR(__xludf.dummyfunction(&quot;SUMIF(QUERY(CashflowData1!$A$4:$F100, &quot;&quot;SELECT E-F WHERE A = '&quot;&quot;&amp;D$3&amp;&quot;&quot;' AND B = 'Active' AND D = date '&quot;&quot;&amp;TO_TEXT($A8)&amp;&quot;&quot;' LIMIT 1&quot;&quot;, 0),&quot;&quot;&lt;&gt;#N/A&quot;&quot;)&quot;);&quot;#REF!&quot;)" office:value-type="string" office:string-value="#REF!" calcext:value-type="string">
            <text:p>#REF!</text:p>
          </table:table-cell>
          <table:table-cell table:style-name="ce12" table:formula="of:=IFERROR(__xludf.dummyfunction(&quot;SUMIF(QUERY(CashflowData1!$A$4:$F100, &quot;&quot;SELECT E-F WHERE A = '&quot;&quot;&amp;E$3&amp;&quot;&quot;' AND B = 'Active' AND D = date '&quot;&quot;&amp;TO_TEXT($A8)&amp;&quot;&quot;' LIMIT 1&quot;&quot;, 0),&quot;&quot;&lt;&gt;#N/A&quot;&quot;)&quot;);&quot;#VALUE!&quot;)" office:value-type="string" office:string-value="#VALUE!" calcext:value-type="string">
            <text:p>#VALUE!</text:p>
          </table:table-cell>
          <table:table-cell table:style-name="ce12" table:formula="of:=IFERROR(__xludf.dummyfunction(&quot;SUMIF(QUERY(CashflowData1!$A$4:$F100, &quot;&quot;SELECT E-F WHERE A = '&quot;&quot;&amp;F$3&amp;&quot;&quot;' AND B = 'Active' AND D = date '&quot;&quot;&amp;TO_TEXT($A8)&amp;&quot;&quot;' LIMIT 1&quot;&quot;, 0),&quot;&quot;&lt;&gt;#N/A&quot;&quot;)&quot;);&quot;#VALUE!&quot;)" office:value-type="string" office:string-value="#VALUE!" calcext:value-type="string">
            <text:p>#VALUE!</text:p>
          </table:table-cell>
          <table:table-cell table:style-name="ce28" table:formula="of:=IFERROR(__xludf.dummyfunction(&quot;SUMIF(QUERY(CashflowData1!$A$4:$F100, &quot;&quot;SELECT E-F WHERE A = '&quot;&quot;&amp;G$3&amp;&quot;&quot;' AND B = 'Active' AND D = date '&quot;&quot;&amp;TO_TEXT($A8)&amp;&quot;&quot;' LIMIT 1&quot;&quot;, 0),&quot;&quot;&lt;&gt;#N/A&quot;&quot;)&quot;);&quot;#VALUE!&quot;)" office:value-type="string" office:string-value="#VALUE!" calcext:value-type="string">
            <text:p>#VALUE!</text:p>
          </table:table-cell>
          <table:table-cell table:style-name="ce28" table:formula="of:=IFERROR(__xludf.dummyfunction(&quot;SUMIF(QUERY(CashflowData1!$A$4:$F100, &quot;&quot;SELECT E-F WHERE A = '&quot;&quot;&amp;H$3&amp;&quot;&quot;' AND B = 'Active' AND D = date '&quot;&quot;&amp;TO_TEXT($A8)&amp;&quot;&quot;' LIMIT 1&quot;&quot;, 0),&quot;&quot;&lt;&gt;#N/A&quot;&quot;)&quot;);&quot;#VALUE!&quot;)" office:value-type="string" office:string-value="#VALUE!" calcext:value-type="string">
            <text:p>#VALUE!</text:p>
          </table:table-cell>
          <table:table-cell table:style-name="ce28" table:formula="of:=IFERROR(__xludf.dummyfunction(&quot;SUMIF(QUERY(CashflowData1!$A$4:$F100, &quot;&quot;SELECT E-F WHERE A = '&quot;&quot;&amp;I$3&amp;&quot;&quot;' AND B = 'Active' AND D = date '&quot;&quot;&amp;TO_TEXT($A8)&amp;&quot;&quot;' LIMIT 1&quot;&quot;, 0),&quot;&quot;&lt;&gt;#N/A&quot;&quot;)&quot;);&quot;#VALUE!&quot;)" office:value-type="string" office:string-value="#VALUE!" calcext:value-type="string">
            <text:p>#VALUE!</text:p>
          </table:table-cell>
          <table:table-cell table:style-name="ce28" table:formula="of:=IFERROR(__xludf.dummyfunction(&quot;SUMIF(QUERY(CashflowData1!$A$4:$F100, &quot;&quot;SELECT E-F WHERE A = '&quot;&quot;&amp;J$3&amp;&quot;&quot;' AND B = 'Active' AND D = date '&quot;&quot;&amp;TO_TEXT($A8)&amp;&quot;&quot;' LIMIT 1&quot;&quot;, 0),&quot;&quot;&lt;&gt;#N/A&quot;&quot;)&quot;);&quot;#VALUE!&quot;)" office:value-type="string" office:string-value="#VALUE!" calcext:value-type="string">
            <text:p>#VALUE!</text:p>
          </table:table-cell>
          <table:table-cell table:style-name="ce28" table:formula="of:=IFERROR(__xludf.dummyfunction(&quot;SUMIF(QUERY(CashflowData1!$A$4:$F100, &quot;&quot;SELECT E-F WHERE A = '&quot;&quot;&amp;K$3&amp;&quot;&quot;' AND B = 'Active' AND D = date '&quot;&quot;&amp;TO_TEXT($A8)&amp;&quot;&quot;' LIMIT 1&quot;&quot;, 0),&quot;&quot;&lt;&gt;#N/A&quot;&quot;)&quot;);&quot;#VALUE!&quot;)" office:value-type="string" office:string-value="#VALUE!" calcext:value-type="string">
            <text:p>#VALUE!</text:p>
          </table:table-cell>
          <table:table-cell table:style-name="ce28" table:formula="of:=IFERROR(__xludf.dummyfunction(&quot;SUMIF(QUERY(CashflowData1!$A$4:$F100, &quot;&quot;SELECT E-F WHERE A = '&quot;&quot;&amp;L$3&amp;&quot;&quot;' AND B = 'Active' AND D = date '&quot;&quot;&amp;TO_TEXT($A8)&amp;&quot;&quot;' LIMIT 1&quot;&quot;, 0),&quot;&quot;&lt;&gt;#N/A&quot;&quot;)&quot;);&quot;#VALUE!&quot;)" office:value-type="string" office:string-value="#VALUE!" calcext:value-type="string">
            <text:p>#VALUE!</text:p>
          </table:table-cell>
          <table:table-cell table:style-name="ce28" table:formula="of:=IFERROR(__xludf.dummyfunction(&quot;SUMIF(QUERY(CashflowData1!$A$4:$F100, &quot;&quot;SELECT E-F WHERE A = '&quot;&quot;&amp;M$3&amp;&quot;&quot;' AND B = 'Active' AND D = date '&quot;&quot;&amp;TO_TEXT($A8)&amp;&quot;&quot;' LIMIT 1&quot;&quot;, 0),&quot;&quot;&lt;&gt;#N/A&quot;&quot;)&quot;);&quot;#VALUE!&quot;)" office:value-type="string" office:string-value="#VALUE!" calcext:value-type="string">
            <text:p>#VALUE!</text:p>
          </table:table-cell>
          <table:table-cell table:number-columns-repeated="1011"/>
        </table:table-row>
        <table:table-row table:style-name="ro1">
          <table:table-cell table:style-name="ce23"/>
          <table:table-cell table:formula="of:=[.C8]" office:value-type="float" office:value="123456" calcext:value-type="float">
            <text:p>123456</text:p>
          </table:table-cell>
          <table:table-cell table:formula="of:=[.B9]+SUM([.$D9:.M9])" office:value-type="float" office:value="123456" calcext:value-type="float">
            <text:p>123456</text:p>
          </table:table-cell>
          <table:table-cell table:style-name="ce12" table:formula="of:=IFERROR(__xludf.dummyfunction(&quot;SUMIF(QUERY(CashflowData1!$A$4:$F100, &quot;&quot;SELECT E-F WHERE A = '&quot;&quot;&amp;D$3&amp;&quot;&quot;' AND B = 'Active' AND D = date '&quot;&quot;&amp;TO_TEXT($A9)&amp;&quot;&quot;' LIMIT 1&quot;&quot;, 0),&quot;&quot;&lt;&gt;#N/A&quot;&quot;)&quot;);&quot;#REF!&quot;)" office:value-type="string" office:string-value="#REF!" calcext:value-type="string">
            <text:p>#REF!</text:p>
          </table:table-cell>
          <table:table-cell table:style-name="ce12" table:formula="of:=IFERROR(__xludf.dummyfunction(&quot;SUMIF(QUERY(CashflowData1!$A$4:$F100, &quot;&quot;SELECT E-F WHERE A = '&quot;&quot;&amp;E$3&amp;&quot;&quot;' AND B = 'Active' AND D = date '&quot;&quot;&amp;TO_TEXT($A9)&amp;&quot;&quot;' LIMIT 1&quot;&quot;, 0),&quot;&quot;&lt;&gt;#N/A&quot;&quot;)&quot;);&quot;#VALUE!&quot;)" office:value-type="string" office:string-value="#VALUE!" calcext:value-type="string">
            <text:p>#VALUE!</text:p>
          </table:table-cell>
          <table:table-cell table:style-name="ce12" table:formula="of:=IFERROR(__xludf.dummyfunction(&quot;SUMIF(QUERY(CashflowData1!$A$4:$F100, &quot;&quot;SELECT E-F WHERE A = '&quot;&quot;&amp;F$3&amp;&quot;&quot;' AND B = 'Active' AND D = date '&quot;&quot;&amp;TO_TEXT($A9)&amp;&quot;&quot;' LIMIT 1&quot;&quot;, 0),&quot;&quot;&lt;&gt;#N/A&quot;&quot;)&quot;);&quot;#VALUE!&quot;)" office:value-type="string" office:string-value="#VALUE!" calcext:value-type="string">
            <text:p>#VALUE!</text:p>
          </table:table-cell>
          <table:table-cell table:style-name="ce28" table:formula="of:=IFERROR(__xludf.dummyfunction(&quot;SUMIF(QUERY(CashflowData1!$A$4:$F100, &quot;&quot;SELECT E-F WHERE A = '&quot;&quot;&amp;G$3&amp;&quot;&quot;' AND B = 'Active' AND D = date '&quot;&quot;&amp;TO_TEXT($A9)&amp;&quot;&quot;' LIMIT 1&quot;&quot;, 0),&quot;&quot;&lt;&gt;#N/A&quot;&quot;)&quot;);&quot;#VALUE!&quot;)" office:value-type="string" office:string-value="#VALUE!" calcext:value-type="string">
            <text:p>#VALUE!</text:p>
          </table:table-cell>
          <table:table-cell table:style-name="ce28" table:formula="of:=IFERROR(__xludf.dummyfunction(&quot;SUMIF(QUERY(CashflowData1!$A$4:$F100, &quot;&quot;SELECT E-F WHERE A = '&quot;&quot;&amp;H$3&amp;&quot;&quot;' AND B = 'Active' AND D = date '&quot;&quot;&amp;TO_TEXT($A9)&amp;&quot;&quot;' LIMIT 1&quot;&quot;, 0),&quot;&quot;&lt;&gt;#N/A&quot;&quot;)&quot;);&quot;#VALUE!&quot;)" office:value-type="string" office:string-value="#VALUE!" calcext:value-type="string">
            <text:p>#VALUE!</text:p>
          </table:table-cell>
          <table:table-cell table:style-name="ce28" table:formula="of:=IFERROR(__xludf.dummyfunction(&quot;SUMIF(QUERY(CashflowData1!$A$4:$F100, &quot;&quot;SELECT E-F WHERE A = '&quot;&quot;&amp;I$3&amp;&quot;&quot;' AND B = 'Active' AND D = date '&quot;&quot;&amp;TO_TEXT($A9)&amp;&quot;&quot;' LIMIT 1&quot;&quot;, 0),&quot;&quot;&lt;&gt;#N/A&quot;&quot;)&quot;);&quot;#VALUE!&quot;)" office:value-type="string" office:string-value="#VALUE!" calcext:value-type="string">
            <text:p>#VALUE!</text:p>
          </table:table-cell>
          <table:table-cell table:style-name="ce28" table:formula="of:=IFERROR(__xludf.dummyfunction(&quot;SUMIF(QUERY(CashflowData1!$A$4:$F100, &quot;&quot;SELECT E-F WHERE A = '&quot;&quot;&amp;J$3&amp;&quot;&quot;' AND B = 'Active' AND D = date '&quot;&quot;&amp;TO_TEXT($A9)&amp;&quot;&quot;' LIMIT 1&quot;&quot;, 0),&quot;&quot;&lt;&gt;#N/A&quot;&quot;)&quot;);&quot;#VALUE!&quot;)" office:value-type="string" office:string-value="#VALUE!" calcext:value-type="string">
            <text:p>#VALUE!</text:p>
          </table:table-cell>
          <table:table-cell table:style-name="ce28" table:formula="of:=IFERROR(__xludf.dummyfunction(&quot;SUMIF(QUERY(CashflowData1!$A$4:$F100, &quot;&quot;SELECT E-F WHERE A = '&quot;&quot;&amp;K$3&amp;&quot;&quot;' AND B = 'Active' AND D = date '&quot;&quot;&amp;TO_TEXT($A9)&amp;&quot;&quot;' LIMIT 1&quot;&quot;, 0),&quot;&quot;&lt;&gt;#N/A&quot;&quot;)&quot;);&quot;#VALUE!&quot;)" office:value-type="string" office:string-value="#VALUE!" calcext:value-type="string">
            <text:p>#VALUE!</text:p>
          </table:table-cell>
          <table:table-cell table:style-name="ce28" table:formula="of:=IFERROR(__xludf.dummyfunction(&quot;SUMIF(QUERY(CashflowData1!$A$4:$F100, &quot;&quot;SELECT E-F WHERE A = '&quot;&quot;&amp;L$3&amp;&quot;&quot;' AND B = 'Active' AND D = date '&quot;&quot;&amp;TO_TEXT($A9)&amp;&quot;&quot;' LIMIT 1&quot;&quot;, 0),&quot;&quot;&lt;&gt;#N/A&quot;&quot;)&quot;);&quot;#VALUE!&quot;)" office:value-type="string" office:string-value="#VALUE!" calcext:value-type="string">
            <text:p>#VALUE!</text:p>
          </table:table-cell>
          <table:table-cell table:style-name="ce28" table:formula="of:=IFERROR(__xludf.dummyfunction(&quot;SUMIF(QUERY(CashflowData1!$A$4:$F100, &quot;&quot;SELECT E-F WHERE A = '&quot;&quot;&amp;M$3&amp;&quot;&quot;' AND B = 'Active' AND D = date '&quot;&quot;&amp;TO_TEXT($A9)&amp;&quot;&quot;' LIMIT 1&quot;&quot;, 0),&quot;&quot;&lt;&gt;#N/A&quot;&quot;)&quot;);&quot;#VALUE!&quot;)" office:value-type="string" office:string-value="#VALUE!" calcext:value-type="string">
            <text:p>#VALUE!</text:p>
          </table:table-cell>
          <table:table-cell table:number-columns-repeated="1011"/>
        </table:table-row>
        <table:table-row table:style-name="ro1">
          <table:table-cell table:style-name="ce23"/>
          <table:table-cell table:formula="of:=[.C9]" office:value-type="float" office:value="123456" calcext:value-type="float">
            <text:p>123456</text:p>
          </table:table-cell>
          <table:table-cell table:formula="of:=[.B10]+SUM([.$D10:.M10])" office:value-type="float" office:value="123456" calcext:value-type="float">
            <text:p>123456</text:p>
          </table:table-cell>
          <table:table-cell table:style-name="ce12" table:formula="of:=IFERROR(__xludf.dummyfunction(&quot;SUMIF(QUERY(CashflowData1!$A$4:$F100, &quot;&quot;SELECT E-F WHERE A = '&quot;&quot;&amp;D$3&amp;&quot;&quot;' AND B = 'Active' AND D = date '&quot;&quot;&amp;TO_TEXT($A10)&amp;&quot;&quot;' LIMIT 1&quot;&quot;, 0),&quot;&quot;&lt;&gt;#N/A&quot;&quot;)&quot;);&quot;#REF!&quot;)" office:value-type="string" office:string-value="#REF!" calcext:value-type="string">
            <text:p>#REF!</text:p>
          </table:table-cell>
          <table:table-cell table:style-name="ce12" table:formula="of:=IFERROR(__xludf.dummyfunction(&quot;SUMIF(QUERY(CashflowData1!$A$4:$F100, &quot;&quot;SELECT E-F WHERE A = '&quot;&quot;&amp;E$3&amp;&quot;&quot;' AND B = 'Active' AND D = date '&quot;&quot;&amp;TO_TEXT($A10)&amp;&quot;&quot;' LIMIT 1&quot;&quot;, 0),&quot;&quot;&lt;&gt;#N/A&quot;&quot;)&quot;);&quot;#VALUE!&quot;)" office:value-type="string" office:string-value="#VALUE!" calcext:value-type="string">
            <text:p>#VALUE!</text:p>
          </table:table-cell>
          <table:table-cell table:style-name="ce12" table:formula="of:=IFERROR(__xludf.dummyfunction(&quot;SUMIF(QUERY(CashflowData1!$A$4:$F100, &quot;&quot;SELECT E-F WHERE A = '&quot;&quot;&amp;F$3&amp;&quot;&quot;' AND B = 'Active' AND D = date '&quot;&quot;&amp;TO_TEXT($A10)&amp;&quot;&quot;' LIMIT 1&quot;&quot;, 0),&quot;&quot;&lt;&gt;#N/A&quot;&quot;)&quot;);&quot;#VALUE!&quot;)" office:value-type="string" office:string-value="#VALUE!" calcext:value-type="string">
            <text:p>#VALUE!</text:p>
          </table:table-cell>
          <table:table-cell table:style-name="ce28" table:formula="of:=IFERROR(__xludf.dummyfunction(&quot;SUMIF(QUERY(CashflowData1!$A$4:$F100, &quot;&quot;SELECT E-F WHERE A = '&quot;&quot;&amp;G$3&amp;&quot;&quot;' AND B = 'Active' AND D = date '&quot;&quot;&amp;TO_TEXT($A10)&amp;&quot;&quot;' LIMIT 1&quot;&quot;, 0),&quot;&quot;&lt;&gt;#N/A&quot;&quot;)&quot;);&quot;#VALUE!&quot;)" office:value-type="string" office:string-value="#VALUE!" calcext:value-type="string">
            <text:p>#VALUE!</text:p>
          </table:table-cell>
          <table:table-cell table:style-name="ce28" table:formula="of:=IFERROR(__xludf.dummyfunction(&quot;SUMIF(QUERY(CashflowData1!$A$4:$F100, &quot;&quot;SELECT E-F WHERE A = '&quot;&quot;&amp;H$3&amp;&quot;&quot;' AND B = 'Active' AND D = date '&quot;&quot;&amp;TO_TEXT($A10)&amp;&quot;&quot;' LIMIT 1&quot;&quot;, 0),&quot;&quot;&lt;&gt;#N/A&quot;&quot;)&quot;);&quot;#VALUE!&quot;)" office:value-type="string" office:string-value="#VALUE!" calcext:value-type="string">
            <text:p>#VALUE!</text:p>
          </table:table-cell>
          <table:table-cell table:style-name="ce28" table:formula="of:=IFERROR(__xludf.dummyfunction(&quot;SUMIF(QUERY(CashflowData1!$A$4:$F100, &quot;&quot;SELECT E-F WHERE A = '&quot;&quot;&amp;I$3&amp;&quot;&quot;' AND B = 'Active' AND D = date '&quot;&quot;&amp;TO_TEXT($A10)&amp;&quot;&quot;' LIMIT 1&quot;&quot;, 0),&quot;&quot;&lt;&gt;#N/A&quot;&quot;)&quot;);&quot;#VALUE!&quot;)" office:value-type="string" office:string-value="#VALUE!" calcext:value-type="string">
            <text:p>#VALUE!</text:p>
          </table:table-cell>
          <table:table-cell table:style-name="ce28" table:formula="of:=IFERROR(__xludf.dummyfunction(&quot;SUMIF(QUERY(CashflowData1!$A$4:$F100, &quot;&quot;SELECT E-F WHERE A = '&quot;&quot;&amp;J$3&amp;&quot;&quot;' AND B = 'Active' AND D = date '&quot;&quot;&amp;TO_TEXT($A10)&amp;&quot;&quot;' LIMIT 1&quot;&quot;, 0),&quot;&quot;&lt;&gt;#N/A&quot;&quot;)&quot;);&quot;#VALUE!&quot;)" office:value-type="string" office:string-value="#VALUE!" calcext:value-type="string">
            <text:p>#VALUE!</text:p>
          </table:table-cell>
          <table:table-cell table:style-name="ce28" table:formula="of:=IFERROR(__xludf.dummyfunction(&quot;SUMIF(QUERY(CashflowData1!$A$4:$F100, &quot;&quot;SELECT E-F WHERE A = '&quot;&quot;&amp;K$3&amp;&quot;&quot;' AND B = 'Active' AND D = date '&quot;&quot;&amp;TO_TEXT($A10)&amp;&quot;&quot;' LIMIT 1&quot;&quot;, 0),&quot;&quot;&lt;&gt;#N/A&quot;&quot;)&quot;);&quot;#VALUE!&quot;)" office:value-type="string" office:string-value="#VALUE!" calcext:value-type="string">
            <text:p>#VALUE!</text:p>
          </table:table-cell>
          <table:table-cell table:style-name="ce28" table:formula="of:=IFERROR(__xludf.dummyfunction(&quot;SUMIF(QUERY(CashflowData1!$A$4:$F100, &quot;&quot;SELECT E-F WHERE A = '&quot;&quot;&amp;L$3&amp;&quot;&quot;' AND B = 'Active' AND D = date '&quot;&quot;&amp;TO_TEXT($A10)&amp;&quot;&quot;' LIMIT 1&quot;&quot;, 0),&quot;&quot;&lt;&gt;#N/A&quot;&quot;)&quot;);&quot;#VALUE!&quot;)" office:value-type="string" office:string-value="#VALUE!" calcext:value-type="string">
            <text:p>#VALUE!</text:p>
          </table:table-cell>
          <table:table-cell table:style-name="ce28" table:formula="of:=IFERROR(__xludf.dummyfunction(&quot;SUMIF(QUERY(CashflowData1!$A$4:$F100, &quot;&quot;SELECT E-F WHERE A = '&quot;&quot;&amp;M$3&amp;&quot;&quot;' AND B = 'Active' AND D = date '&quot;&quot;&amp;TO_TEXT($A10)&amp;&quot;&quot;' LIMIT 1&quot;&quot;, 0),&quot;&quot;&lt;&gt;#N/A&quot;&quot;)&quot;);&quot;#VALUE!&quot;)" office:value-type="string" office:string-value="#VALUE!" calcext:value-type="string">
            <text:p>#VALUE!</text:p>
          </table:table-cell>
          <table:table-cell table:number-columns-repeated="1011"/>
        </table:table-row>
        <table:table-row table:style-name="ro1">
          <table:table-cell table:style-name="ce23"/>
          <table:table-cell table:formula="of:=[.C10]" office:value-type="float" office:value="123456" calcext:value-type="float">
            <text:p>123456</text:p>
          </table:table-cell>
          <table:table-cell table:formula="of:=[.B11]+SUM([.$D11:.M11])" office:value-type="float" office:value="123456" calcext:value-type="float">
            <text:p>123456</text:p>
          </table:table-cell>
          <table:table-cell table:style-name="ce12" table:formula="of:=IFERROR(__xludf.dummyfunction(&quot;SUMIF(QUERY(CashflowData1!$A$4:$F100, &quot;&quot;SELECT E-F WHERE A = '&quot;&quot;&amp;D$3&amp;&quot;&quot;' AND B = 'Active' AND D = date '&quot;&quot;&amp;TO_TEXT($A11)&amp;&quot;&quot;' LIMIT 1&quot;&quot;, 0),&quot;&quot;&lt;&gt;#N/A&quot;&quot;)&quot;);&quot;#REF!&quot;)" office:value-type="string" office:string-value="#REF!" calcext:value-type="string">
            <text:p>#REF!</text:p>
          </table:table-cell>
          <table:table-cell table:style-name="ce12" table:formula="of:=IFERROR(__xludf.dummyfunction(&quot;SUMIF(QUERY(CashflowData1!$A$4:$F100, &quot;&quot;SELECT E-F WHERE A = '&quot;&quot;&amp;E$3&amp;&quot;&quot;' AND B = 'Active' AND D = date '&quot;&quot;&amp;TO_TEXT($A11)&amp;&quot;&quot;' LIMIT 1&quot;&quot;, 0),&quot;&quot;&lt;&gt;#N/A&quot;&quot;)&quot;);&quot;#VALUE!&quot;)" office:value-type="string" office:string-value="#VALUE!" calcext:value-type="string">
            <text:p>#VALUE!</text:p>
          </table:table-cell>
          <table:table-cell table:style-name="ce12" table:formula="of:=IFERROR(__xludf.dummyfunction(&quot;SUMIF(QUERY(CashflowData1!$A$4:$F100, &quot;&quot;SELECT E-F WHERE A = '&quot;&quot;&amp;F$3&amp;&quot;&quot;' AND B = 'Active' AND D = date '&quot;&quot;&amp;TO_TEXT($A11)&amp;&quot;&quot;' LIMIT 1&quot;&quot;, 0),&quot;&quot;&lt;&gt;#N/A&quot;&quot;)&quot;);&quot;#VALUE!&quot;)" office:value-type="string" office:string-value="#VALUE!" calcext:value-type="string">
            <text:p>#VALUE!</text:p>
          </table:table-cell>
          <table:table-cell table:style-name="ce28" table:formula="of:=IFERROR(__xludf.dummyfunction(&quot;SUMIF(QUERY(CashflowData1!$A$4:$F100, &quot;&quot;SELECT E-F WHERE A = '&quot;&quot;&amp;G$3&amp;&quot;&quot;' AND B = 'Active' AND D = date '&quot;&quot;&amp;TO_TEXT($A11)&amp;&quot;&quot;' LIMIT 1&quot;&quot;, 0),&quot;&quot;&lt;&gt;#N/A&quot;&quot;)&quot;);&quot;#VALUE!&quot;)" office:value-type="string" office:string-value="#VALUE!" calcext:value-type="string">
            <text:p>#VALUE!</text:p>
          </table:table-cell>
          <table:table-cell table:style-name="ce28" table:formula="of:=IFERROR(__xludf.dummyfunction(&quot;SUMIF(QUERY(CashflowData1!$A$4:$F100, &quot;&quot;SELECT E-F WHERE A = '&quot;&quot;&amp;H$3&amp;&quot;&quot;' AND B = 'Active' AND D = date '&quot;&quot;&amp;TO_TEXT($A11)&amp;&quot;&quot;' LIMIT 1&quot;&quot;, 0),&quot;&quot;&lt;&gt;#N/A&quot;&quot;)&quot;);&quot;#VALUE!&quot;)" office:value-type="string" office:string-value="#VALUE!" calcext:value-type="string">
            <text:p>#VALUE!</text:p>
          </table:table-cell>
          <table:table-cell table:style-name="ce28" table:formula="of:=IFERROR(__xludf.dummyfunction(&quot;SUMIF(QUERY(CashflowData1!$A$4:$F100, &quot;&quot;SELECT E-F WHERE A = '&quot;&quot;&amp;I$3&amp;&quot;&quot;' AND B = 'Active' AND D = date '&quot;&quot;&amp;TO_TEXT($A11)&amp;&quot;&quot;' LIMIT 1&quot;&quot;, 0),&quot;&quot;&lt;&gt;#N/A&quot;&quot;)&quot;);&quot;#VALUE!&quot;)" office:value-type="string" office:string-value="#VALUE!" calcext:value-type="string">
            <text:p>#VALUE!</text:p>
          </table:table-cell>
          <table:table-cell table:style-name="ce28" table:formula="of:=IFERROR(__xludf.dummyfunction(&quot;SUMIF(QUERY(CashflowData1!$A$4:$F100, &quot;&quot;SELECT E-F WHERE A = '&quot;&quot;&amp;J$3&amp;&quot;&quot;' AND B = 'Active' AND D = date '&quot;&quot;&amp;TO_TEXT($A11)&amp;&quot;&quot;' LIMIT 1&quot;&quot;, 0),&quot;&quot;&lt;&gt;#N/A&quot;&quot;)&quot;);&quot;#VALUE!&quot;)" office:value-type="string" office:string-value="#VALUE!" calcext:value-type="string">
            <text:p>#VALUE!</text:p>
          </table:table-cell>
          <table:table-cell table:style-name="ce28" table:formula="of:=IFERROR(__xludf.dummyfunction(&quot;SUMIF(QUERY(CashflowData1!$A$4:$F100, &quot;&quot;SELECT E-F WHERE A = '&quot;&quot;&amp;K$3&amp;&quot;&quot;' AND B = 'Active' AND D = date '&quot;&quot;&amp;TO_TEXT($A11)&amp;&quot;&quot;' LIMIT 1&quot;&quot;, 0),&quot;&quot;&lt;&gt;#N/A&quot;&quot;)&quot;);&quot;#VALUE!&quot;)" office:value-type="string" office:string-value="#VALUE!" calcext:value-type="string">
            <text:p>#VALUE!</text:p>
          </table:table-cell>
          <table:table-cell table:style-name="ce28" table:formula="of:=IFERROR(__xludf.dummyfunction(&quot;SUMIF(QUERY(CashflowData1!$A$4:$F100, &quot;&quot;SELECT E-F WHERE A = '&quot;&quot;&amp;L$3&amp;&quot;&quot;' AND B = 'Active' AND D = date '&quot;&quot;&amp;TO_TEXT($A11)&amp;&quot;&quot;' LIMIT 1&quot;&quot;, 0),&quot;&quot;&lt;&gt;#N/A&quot;&quot;)&quot;);&quot;#VALUE!&quot;)" office:value-type="string" office:string-value="#VALUE!" calcext:value-type="string">
            <text:p>#VALUE!</text:p>
          </table:table-cell>
          <table:table-cell table:style-name="ce28" table:formula="of:=IFERROR(__xludf.dummyfunction(&quot;SUMIF(QUERY(CashflowData1!$A$4:$F100, &quot;&quot;SELECT E-F WHERE A = '&quot;&quot;&amp;M$3&amp;&quot;&quot;' AND B = 'Active' AND D = date '&quot;&quot;&amp;TO_TEXT($A11)&amp;&quot;&quot;' LIMIT 1&quot;&quot;, 0),&quot;&quot;&lt;&gt;#N/A&quot;&quot;)&quot;);&quot;#VALUE!&quot;)" office:value-type="string" office:string-value="#VALUE!" calcext:value-type="string">
            <text:p>#VALUE!</text:p>
          </table:table-cell>
          <table:table-cell table:number-columns-repeated="1011"/>
        </table:table-row>
        <table:table-row table:style-name="ro1" table:number-rows-repeated="2">
          <table:table-cell table:style-name="ce23"/>
          <table:table-cell table:number-columns-repeated="2"/>
          <table:table-cell table:style-name="ce12" table:number-columns-repeated="3"/>
          <table:table-cell table:style-name="ce28" table:number-columns-repeated="7"/>
          <table:table-cell table:number-columns-repeated="1011"/>
        </table:table-row>
        <table:table-row table:style-name="ro1" table:number-rows-repeated="87">
          <table:table-cell table:style-name="ce23"/>
          <table:table-cell table:number-columns-repeated="2"/>
          <table:table-cell table:style-name="ce12" table:number-columns-repeated="10"/>
          <table:table-cell table:number-columns-repeated="1011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shflowData3" table:style-name="ta5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number-columns-repeated="1020" table:default-cell-style-name="Default"/>
        <table:table-row table:style-name="ro1">
          <table:table-cell table:style-name="ce29" office:value-type="string" calcext:value-type="string" table:number-columns-spanned="4" table:number-rows-spanned="1">
            <text:p>DO NOT EDIT – This sheet exists for technical reasons, automatically converting data to the format needed for the cash flow prediction chart.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1" office:value-type="string" calcext:value-type="string">
            <text:p>Date</text:p>
          </table:table-cell>
          <table:table-cell table:style-name="ce8" office:value-type="string" calcext:value-type="string">
            <text:p>Sort Key</text:p>
          </table:table-cell>
          <table:table-cell table:style-name="ce15" office:value-type="string" calcext:value-type="string">
            <text:p>Cash on Hand (EUR)</text:p>
          </table:table-cell>
          <table:table-cell table:style-name="ce8" office:value-type="string" calcext:value-type="string">
            <text:p>Minimum Reserves (EUR)</text:p>
          </table:table-cell>
          <table:table-cell table:number-columns-repeated="1020"/>
        </table:table-row>
        <table:table-row table:style-name="ro1">
          <table:table-cell table:style-name="ce23" table:formula="of:=IFERROR(__xludf.dummyfunction(&quot;SORT({QUERY(CashflowData2!A5:C999,&quot;&quot;SELECT A, 1, B WHERE A IS NOT NULL LABEL 1 ''&quot;&quot;); QUERY(CashflowData2!A5:C999,&quot;&quot;SELECT A, 2, C WHERE A IS NOT NULL LABEL 2 ''&quot;&quot;)})&#10;&quot;);43578)" office:value-type="date" office:date-value="2019-04-23" calcext:value-type="date">
            <text:p>2019-04-23</text:p>
          </table:table-cell>
          <table:table-cell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2" table:formula="of:=IFERROR(__xludf.dummyfunction(&quot;&quot;&quot;COMPUTED_VALUE&quot;&quot;&quot;);123456)" office:value-type="float" office:value="123456" calcext:value-type="float">
            <text:p>123,456</text:p>
          </table:table-cell>
          <table:table-cell table:style-name="ce11" office:value-type="float" office:value="50000" calcext:value-type="float">
            <text:p>50,000</text:p>
          </table:table-cell>
          <table:table-cell table:number-columns-repeated="1020"/>
        </table:table-row>
        <table:table-row table:style-name="ro1">
          <table:table-cell table:style-name="ce23" table:formula="of:=IFERROR(__xludf.dummyfunction(&quot;&quot;&quot;COMPUTED_VALUE&quot;&quot;&quot;);43578)" office:value-type="date" office:date-value="2019-04-23" calcext:value-type="date">
            <text:p>2019-04-23</text:p>
          </table:table-cell>
          <table:table-cell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12" table:formula="of:=IFERROR(__xludf.dummyfunction(&quot;&quot;&quot;COMPUTED_VALUE&quot;&quot;&quot;);123456)" office:value-type="float" office:value="123456" calcext:value-type="float">
            <text:p>123,456</text:p>
          </table:table-cell>
          <table:table-cell table:style-name="ce11" office:value-type="float" office:value="50000" calcext:value-type="float">
            <text:p>50,0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float" office:value="50000" calcext:value-type="float">
            <text:p>50,0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float" office:value="50000" calcext:value-type="float">
            <text:p>50,0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float" office:value="50000" calcext:value-type="float">
            <text:p>50,0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float" office:value="50000" calcext:value-type="float">
            <text:p>50,0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float" office:value="50000" calcext:value-type="float">
            <text:p>50,0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float" office:value="50000" calcext:value-type="float">
            <text:p>50,0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float" office:value="50000" calcext:value-type="float">
            <text:p>50,0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float" office:value="50000" calcext:value-type="float">
            <text:p>50,0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float" office:value="50000" calcext:value-type="float">
            <text:p>50,0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float" office:value="50000" calcext:value-type="float">
            <text:p>50,0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float" office:value="50000" calcext:value-type="float">
            <text:p>50,0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float" office:value="50000" calcext:value-type="float">
            <text:p>50,0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float" office:value="50000" calcext:value-type="float">
            <text:p>50,0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float" office:value="50000" calcext:value-type="float">
            <text:p>50,0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float" office:value="50000" calcext:value-type="float">
            <text:p>50,0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float" office:value="50000" calcext:value-type="float">
            <text:p>50,000</text:p>
          </table:table-cell>
          <table:table-cell table:number-columns-repeated="1020"/>
        </table:table-row>
        <table:table-row table:style-name="ro1" table:number-rows-repeated="979">
          <table:table-cell table:number-columns-repeated="3"/>
          <table:table-cell table:style-name="ce12"/>
          <table:table-cell table:number-columns-repeated="1020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shflowTestData1" table:style-name="ta6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number-columns-repeated="1020" table:default-cell-style-name="Default"/>
        <table:table-row table:style-name="ro1">
          <table:table-cell table:style-name="ce30" office:value-type="string" calcext:value-type="string">
            <text:p>DO NOT EDIT – This sheet exists for technical reasons, </text:p>
            <text:p>automatically converting data to the format needed for the cash flow prediction chart.</text:p>
          </table:table-cell>
          <table:table-cell table:style-name="ce31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8" office:value-type="string" calcext:value-type="string">
            <text:p>Project Name</text:p>
          </table:table-cell>
          <table:table-cell table:style-name="ce8" office:value-type="string" calcext:value-type="string">
            <text:p>Invoice</text:p>
            <text:p>S/N</text:p>
          </table:table-cell>
          <table:table-cell table:style-name="ce8" office:value-type="string" calcext:value-type="string">
            <text:p>Cashflow Change</text:p>
          </table:table-cell>
          <table:table-cell table:number-columns-repeated="1020"/>
        </table:table-row>
        <table:table-row table:style-name="ro1">
          <table:table-cell table:style-name="ce16"/>
          <table:table-cell table:style-name="ce15" table:number-columns-repeated="2"/>
          <table:table-cell table:style-name="ce18" office:value-type="string" calcext:value-type="string">
            <text:p>EUR</text:p>
          </table:table-cell>
          <table:table-cell table:number-columns-repeated="1020"/>
        </table:table-row>
        <table:table-row table:style-name="ro1">
          <table:table-cell table:style-name="ce17" office:value-type="date" office:date-value="2018-03-05" calcext:value-type="date">
            <text:p>2018-03-05</text:p>
          </table:table-cell>
          <table:table-cell table:style-name="ce4" office:value-type="string" calcext:value-type="string">
            <text:p>Test Project 1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float" office:value="851" calcext:value-type="float">
            <text:p>851</text:p>
          </table:table-cell>
          <table:table-cell table:number-columns-repeated="1020"/>
        </table:table-row>
        <table:table-row table:style-name="ro1">
          <table:table-cell table:style-name="ce17" office:value-type="date" office:date-value="2018-10-30" calcext:value-type="date">
            <text:p>2018-10-30</text:p>
          </table:table-cell>
          <table:table-cell table:style-name="ce4" office:value-type="string" calcext:value-type="string">
            <text:p>Test Project 1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float" office:value="-1561" calcext:value-type="float">
            <text:p>-1,561</text:p>
          </table:table-cell>
          <table:table-cell table:number-columns-repeated="1020"/>
        </table:table-row>
        <table:table-row table:style-name="ro1">
          <table:table-cell table:style-name="ce17" office:value-type="date" office:date-value="2018-12-30" calcext:value-type="date">
            <text:p>2018-12-30</text:p>
          </table:table-cell>
          <table:table-cell table:style-name="ce4" office:value-type="string" calcext:value-type="string">
            <text:p>Test Project 1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float" office:value="2350" calcext:value-type="float">
            <text:p>2,350</text:p>
          </table:table-cell>
          <table:table-cell table:number-columns-repeated="1020"/>
        </table:table-row>
        <table:table-row table:style-name="ro1">
          <table:table-cell table:style-name="ce17" office:value-type="date" office:date-value="2019-03-30" calcext:value-type="date">
            <text:p>2019-03-30</text:p>
          </table:table-cell>
          <table:table-cell table:style-name="ce4" office:value-type="string" calcext:value-type="string">
            <text:p>Test Project 1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6790" calcext:value-type="float">
            <text:p>6,790</text:p>
          </table:table-cell>
          <table:table-cell table:number-columns-repeated="1020"/>
        </table:table-row>
        <table:table-row table:style-name="ro1">
          <table:table-cell table:style-name="ce17" office:value-type="date" office:date-value="2019-06-30" calcext:value-type="date">
            <text:p>2019-06-30</text:p>
          </table:table-cell>
          <table:table-cell table:style-name="ce4" office:value-type="string" calcext:value-type="string">
            <text:p>Test Project 1</text:p>
          </table:table-cell>
          <table:table-cell table:style-name="ce4" office:value-type="float" office:value="5" calcext:value-type="float">
            <text:p>5</text:p>
          </table:table-cell>
          <table:table-cell table:style-name="ce11" office:value-type="float" office:value="10351" calcext:value-type="float">
            <text:p>10,351</text:p>
          </table:table-cell>
          <table:table-cell table:number-columns-repeated="1020"/>
        </table:table-row>
        <table:table-row table:style-name="ro1">
          <table:table-cell table:style-name="ce17" office:value-type="date" office:date-value="2018-01-01" calcext:value-type="date">
            <text:p>2018-01-01</text:p>
          </table:table-cell>
          <table:table-cell table:style-name="ce4" office:value-type="string" calcext:value-type="string">
            <text:p>Test Project 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float" office:value="17381" calcext:value-type="float">
            <text:p>17,381</text:p>
          </table:table-cell>
          <table:table-cell table:number-columns-repeated="1020"/>
        </table:table-row>
        <table:table-row table:style-name="ro1">
          <table:table-cell table:style-name="ce17" office:value-type="date" office:date-value="2018-06-01" calcext:value-type="date">
            <text:p>2018-06-01</text:p>
          </table:table-cell>
          <table:table-cell table:style-name="ce4" office:value-type="string" calcext:value-type="string">
            <text:p>Test Project 2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float" office:value="2570" calcext:value-type="float">
            <text:p>2,570</text:p>
          </table:table-cell>
          <table:table-cell table:number-columns-repeated="1020"/>
        </table:table-row>
        <table:table-row table:style-name="ro1">
          <table:table-cell table:style-name="ce17" office:value-type="date" office:date-value="2018-12-30" calcext:value-type="date">
            <text:p>2018-12-30</text:p>
          </table:table-cell>
          <table:table-cell table:style-name="ce4" office:value-type="string" calcext:value-type="string">
            <text:p>Test Project 2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float" office:value="8721" calcext:value-type="float">
            <text:p>8,721</text:p>
          </table:table-cell>
          <table:table-cell table:number-columns-repeated="1020"/>
        </table:table-row>
        <table:table-row table:style-name="ro1">
          <table:table-cell table:style-name="ce17" office:value-type="date" office:date-value="2019-03-30" calcext:value-type="date">
            <text:p>2019-03-30</text:p>
          </table:table-cell>
          <table:table-cell table:style-name="ce4" office:value-type="string" calcext:value-type="string">
            <text:p>Test Project 2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13130" calcext:value-type="float">
            <text:p>13,130</text:p>
          </table:table-cell>
          <table:table-cell table:number-columns-repeated="1020"/>
        </table:table-row>
        <table:table-row table:style-name="ro1">
          <table:table-cell table:style-name="ce17" office:value-type="date" office:date-value="2019-06-30" calcext:value-type="date">
            <text:p>2019-06-30</text:p>
          </table:table-cell>
          <table:table-cell table:style-name="ce4" office:value-type="string" calcext:value-type="string">
            <text:p>Test Project 2</text:p>
          </table:table-cell>
          <table:table-cell table:style-name="ce4" office:value-type="float" office:value="5" calcext:value-type="float">
            <text:p>5</text:p>
          </table:table-cell>
          <table:table-cell table:style-name="ce11" office:value-type="float" office:value="23751" calcext:value-type="float">
            <text:p>23,751</text:p>
          </table:table-cell>
          <table:table-cell table:number-columns-repeated="1020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shflowTestData2" table:style-name="ta7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8" table:default-cell-style-name="Default"/>
        <table:table-column table:style-name="co7" table:number-columns-repeated="1017" table:default-cell-style-name="Default"/>
        <table:table-row table:style-name="ro1">
          <table:table-cell table:style-name="ce32" office:value-type="string" calcext:value-type="string">
            <text:p>DO NOT EDIT – This sheet exists for technical reasons, </text:p>
            <text:p>automatically converting data to the format needed for the cash flow prediction chart.</text:p>
          </table:table-cell>
          <table:table-cell table:style-name="ce32"/>
          <table:table-cell table:style-name="ce31"/>
          <table:table-cell table:style-name="ce24"/>
          <table:table-cell table:style-name="ce34" table:number-columns-repeated="2"/>
          <table:table-cell table:style-name="ce24"/>
          <table:table-cell table:number-columns-repeated="1017"/>
        </table:table-row>
        <table:table-row table:style-name="ro1">
          <table:table-cell table:style-name="ce16"/>
          <table:table-cell table:style-name="ce18"/>
          <table:table-cell table:number-columns-repeated="5" table:style-name="ce18" office:value-type="string" calcext:value-type="string">
            <text:p>EUR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8"/>
          <table:table-cell table:style-name="ce8" office:value-type="string" calcext:value-type="string">
            <text:p>Bank Balance (excl. Reserves)</text:p>
          </table:table-cell>
          <table:table-cell table:style-name="ce2" table:number-columns-repeated="2"/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Balance</text:p>
            <text:p>Sort Key</text:p>
          </table:table-cell>
          <table:table-cell table:style-name="ce8" office:value-type="string" calcext:value-type="string">
            <text:p>Bank Reserves</text:p>
          </table:table-cell>
          <table:table-cell table:style-name="ce8">
            <office:annotation draw:style-name="gr4" draw:text-style-name="P2" svg:width="305.55pt" svg:height="58.51pt" svg:x="406.49pt" svg:y="70.5pt" draw:caption-point-x="-11.54pt" draw:caption-point-y="-22.99pt">
              <dc:date>2019-04-23T00:00:00</dc:date>
              <text:p text:style-name="P1">No title here to hide it from the legend of the chart.</text:p>
              <text:p text:style-name="P1"/>
              <text:p text:style-name="P1">(The data series is not visible there either, but needed as an invisible part of the stacking chart.)</text:p>
            </office:annotation>
          </table:table-cell>
          <table:table-cell table:style-name="ce2" office:value-type="string" calcext:value-type="string">
            <text:p>Project 1</text:p>
          </table:table-cell>
          <table:table-cell table:style-name="ce2" office:value-type="string" calcext:value-type="string">
            <text:p>Project 2</text:p>
          </table:table-cell>
          <table:table-cell table:style-name="ce8" office:value-type="string" calcext:value-type="string">
            <text:p>Total &amp; Project 3</text:p>
          </table:table-cell>
          <table:table-cell table:number-columns-repeated="1017"/>
        </table:table-row>
        <table:table-row table:style-name="ro1">
          <table:table-cell table:style-name="ce17" office:value-type="date" office:date-value="2018-01-01" calcext:value-type="date">
            <text:p>2018-01-01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float" office:value="5000" calcext:value-type="float">
            <text:p>5,000</text:p>
          </table:table-cell>
          <table:table-cell table:style-name="ce11" table:formula="of:=12000-[.C5]" office:value-type="float" office:value="7000" calcext:value-type="float">
            <text:p>7,0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3" table:formula="of:=[.A5]" office:value-type="date" office:date-value="2018-01-01" calcext:value-type="date">
            <text:p>2018-01-01</text:p>
          </table:table-cell>
          <table:table-cell table:style-name="ce4" office:value-type="float" office:value="2" calcext:value-type="float">
            <text:p>2</text:p>
          </table:table-cell>
          <table:table-cell table:style-name="ce11" table:formula="of:=[.C$5]" office:value-type="float" office:value="5000" calcext:value-type="float">
            <text:p>5,000</text:p>
          </table:table-cell>
          <table:table-cell table:style-name="ce11" table:formula="of:=[.D$5]" office:value-type="float" office:value="7000" calcext:value-type="float">
            <text:p>7,000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float" office:value="17381" calcext:value-type="float">
            <text:p>17,38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7" office:value-type="date" office:date-value="2018-03-05" calcext:value-type="date">
            <text:p>2018-03-05</text:p>
          </table:table-cell>
          <table:table-cell table:style-name="ce4" office:value-type="float" office:value="1" calcext:value-type="float">
            <text:p>1</text:p>
          </table:table-cell>
          <table:table-cell table:style-name="ce11" table:formula="of:=[.C$5]" office:value-type="float" office:value="5000" calcext:value-type="float">
            <text:p>5,000</text:p>
          </table:table-cell>
          <table:table-cell table:style-name="ce11" table:formula="of:=[.D$5]" office:value-type="float" office:value="7000" calcext:value-type="float">
            <text:p>7,000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float" office:value="17381" calcext:value-type="float">
            <text:p>17,38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3" table:formula="of:=[.A7]" office:value-type="date" office:date-value="2018-03-05" calcext:value-type="date">
            <text:p>2018-03-05</text:p>
          </table:table-cell>
          <table:table-cell table:style-name="ce4" office:value-type="float" office:value="2" calcext:value-type="float">
            <text:p>2</text:p>
          </table:table-cell>
          <table:table-cell table:style-name="ce11" table:formula="of:=[.C$5]" office:value-type="float" office:value="5000" calcext:value-type="float">
            <text:p>5,000</text:p>
          </table:table-cell>
          <table:table-cell table:style-name="ce11" table:formula="of:=[.D$5]" office:value-type="float" office:value="7000" calcext:value-type="float">
            <text:p>7,000</text:p>
          </table:table-cell>
          <table:table-cell table:style-name="ce11" office:value-type="float" office:value="3600" calcext:value-type="float">
            <text:p>3,600</text:p>
          </table:table-cell>
          <table:table-cell table:style-name="ce11" office:value-type="float" office:value="17381" calcext:value-type="float">
            <text:p>17,38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3" office:value-type="date" office:date-value="2018-03-20" calcext:value-type="date">
            <text:p>2018-03-20</text:p>
          </table:table-cell>
          <table:table-cell table:style-name="ce4" office:value-type="float" office:value="1" calcext:value-type="float">
            <text:p>1</text:p>
          </table:table-cell>
          <table:table-cell table:style-name="ce11" table:formula="of:=[.C$5]" office:value-type="float" office:value="5000" calcext:value-type="float">
            <text:p>5,000</text:p>
          </table:table-cell>
          <table:table-cell table:style-name="ce11" table:formula="of:=[.D$5]" office:value-type="float" office:value="7000" calcext:value-type="float">
            <text:p>7,000</text:p>
          </table:table-cell>
          <table:table-cell table:style-name="ce11" office:value-type="float" office:value="3600" calcext:value-type="float">
            <text:p>3,600</text:p>
          </table:table-cell>
          <table:table-cell table:style-name="ce11" office:value-type="float" office:value="17381" calcext:value-type="float">
            <text:p>17,38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3" office:value-type="date" office:date-value="2018-03-20" calcext:value-type="date">
            <text:p>2018-03-20</text:p>
          </table:table-cell>
          <table:table-cell table:style-name="ce4" office:value-type="float" office:value="2" calcext:value-type="float">
            <text:p>2</text:p>
          </table:table-cell>
          <table:table-cell table:style-name="ce11" table:formula="of:=[.C$5]" office:value-type="float" office:value="5000" calcext:value-type="float">
            <text:p>5,000</text:p>
          </table:table-cell>
          <table:table-cell table:style-name="ce11" table:formula="of:=[.D$5]" office:value-type="float" office:value="7000" calcext:value-type="float">
            <text:p>7,000</text:p>
          </table:table-cell>
          <table:table-cell table:style-name="ce11" office:value-type="float" office:value="3600" calcext:value-type="float">
            <text:p>3,600</text:p>
          </table:table-cell>
          <table:table-cell table:style-name="ce11" office:value-type="float" office:value="17381" calcext:value-type="float">
            <text:p>17,381</text:p>
          </table:table-cell>
          <table:table-cell table:style-name="ce11" office:value-type="float" office:value="15000" calcext:value-type="float">
            <text:p>15,000</text:p>
          </table:table-cell>
          <table:table-cell table:number-columns-repeated="1017"/>
        </table:table-row>
        <table:table-row table:style-name="ro1">
          <table:table-cell table:style-name="ce17" office:value-type="date" office:date-value="2018-06-01" calcext:value-type="date">
            <text:p>2018-06-01</text:p>
          </table:table-cell>
          <table:table-cell table:style-name="ce4" office:value-type="float" office:value="1" calcext:value-type="float">
            <text:p>1</text:p>
          </table:table-cell>
          <table:table-cell table:style-name="ce11" table:formula="of:=[.C$5]" office:value-type="float" office:value="5000" calcext:value-type="float">
            <text:p>5,000</text:p>
          </table:table-cell>
          <table:table-cell table:style-name="ce11" table:formula="of:=[.D$5]" office:value-type="float" office:value="7000" calcext:value-type="float">
            <text:p>7,000</text:p>
          </table:table-cell>
          <table:table-cell table:style-name="ce11" office:value-type="float" office:value="3600" calcext:value-type="float">
            <text:p>3,600</text:p>
          </table:table-cell>
          <table:table-cell table:style-name="ce11" office:value-type="float" office:value="17381" calcext:value-type="float">
            <text:p>17,381</text:p>
          </table:table-cell>
          <table:table-cell table:style-name="ce11" office:value-type="float" office:value="15000" calcext:value-type="float">
            <text:p>15,000</text:p>
          </table:table-cell>
          <table:table-cell table:number-columns-repeated="1017"/>
        </table:table-row>
        <table:table-row table:style-name="ro1">
          <table:table-cell table:style-name="ce23" table:formula="of:=[.A11]" office:value-type="date" office:date-value="2018-06-01" calcext:value-type="date">
            <text:p>2018-06-01</text:p>
          </table:table-cell>
          <table:table-cell table:style-name="ce4" office:value-type="float" office:value="2" calcext:value-type="float">
            <text:p>2</text:p>
          </table:table-cell>
          <table:table-cell table:style-name="ce11" table:formula="of:=[.C$5]" office:value-type="float" office:value="5000" calcext:value-type="float">
            <text:p>5,000</text:p>
          </table:table-cell>
          <table:table-cell table:style-name="ce11" table:formula="of:=[.D$5]" office:value-type="float" office:value="7000" calcext:value-type="float">
            <text:p>7,000</text:p>
          </table:table-cell>
          <table:table-cell table:style-name="ce11" office:value-type="float" office:value="3600" calcext:value-type="float">
            <text:p>3,600</text:p>
          </table:table-cell>
          <table:table-cell table:style-name="ce11" office:value-type="float" office:value="-2570" calcext:value-type="float">
            <text:p>-2,570</text:p>
          </table:table-cell>
          <table:table-cell table:style-name="ce11" office:value-type="float" office:value="5900" calcext:value-type="float">
            <text:p>5,900</text:p>
          </table:table-cell>
          <table:table-cell table:number-columns-repeated="1017"/>
        </table:table-row>
        <table:table-row table:style-name="ro1">
          <table:table-cell table:style-name="ce17" office:value-type="date" office:date-value="2018-10-30" calcext:value-type="date">
            <text:p>2018-10-30</text:p>
          </table:table-cell>
          <table:table-cell table:style-name="ce4" office:value-type="float" office:value="1" calcext:value-type="float">
            <text:p>1</text:p>
          </table:table-cell>
          <table:table-cell table:style-name="ce11" table:formula="of:=[.C$5]" office:value-type="float" office:value="5000" calcext:value-type="float">
            <text:p>5,000</text:p>
          </table:table-cell>
          <table:table-cell table:style-name="ce11" table:formula="of:=[.D$5]" office:value-type="float" office:value="7000" calcext:value-type="float">
            <text:p>7,000</text:p>
          </table:table-cell>
          <table:table-cell table:style-name="ce11" office:value-type="float" office:value="3600" calcext:value-type="float">
            <text:p>3,600</text:p>
          </table:table-cell>
          <table:table-cell table:style-name="ce11" office:value-type="float" office:value="-2570" calcext:value-type="float">
            <text:p>-2,570</text:p>
          </table:table-cell>
          <table:table-cell table:style-name="ce11" office:value-type="float" office:value="5900" calcext:value-type="float">
            <text:p>5,900</text:p>
          </table:table-cell>
          <table:table-cell table:number-columns-repeated="1017"/>
        </table:table-row>
        <table:table-row table:style-name="ro1">
          <table:table-cell table:style-name="ce23" table:formula="of:=[.A13]" office:value-type="date" office:date-value="2018-10-30" calcext:value-type="date">
            <text:p>2018-10-30</text:p>
          </table:table-cell>
          <table:table-cell table:style-name="ce4" office:value-type="float" office:value="2" calcext:value-type="float">
            <text:p>2</text:p>
          </table:table-cell>
          <table:table-cell table:style-name="ce11" table:formula="of:=[.C$5]" office:value-type="float" office:value="5000" calcext:value-type="float">
            <text:p>5,000</text:p>
          </table:table-cell>
          <table:table-cell table:style-name="ce11" table:formula="of:=[.D$5]" office:value-type="float" office:value="7000" calcext:value-type="float">
            <text:p>7,000</text:p>
          </table:table-cell>
          <table:table-cell table:style-name="ce11" office:value-type="float" office:value="-2115" calcext:value-type="float">
            <text:p>-2,115</text:p>
          </table:table-cell>
          <table:table-cell table:style-name="ce11" office:value-type="float" office:value="-2570" calcext:value-type="float">
            <text:p>-2,570</text:p>
          </table:table-cell>
          <table:table-cell table:style-name="ce11" office:value-type="float" office:value="12000" calcext:value-type="float">
            <text:p>12,000</text:p>
          </table:table-cell>
          <table:table-cell table:number-columns-repeated="1017"/>
        </table:table-row>
        <table:table-row table:style-name="ro1">
          <table:table-cell table:style-name="ce17" office:value-type="date" office:date-value="2018-12-30" calcext:value-type="date">
            <text:p>2018-12-30</text:p>
          </table:table-cell>
          <table:table-cell table:style-name="ce4" office:value-type="float" office:value="1" calcext:value-type="float">
            <text:p>1</text:p>
          </table:table-cell>
          <table:table-cell table:style-name="ce11" table:formula="of:=[.C$5]" office:value-type="float" office:value="5000" calcext:value-type="float">
            <text:p>5,000</text:p>
          </table:table-cell>
          <table:table-cell table:style-name="ce11" table:formula="of:=[.D$5]" office:value-type="float" office:value="7000" calcext:value-type="float">
            <text:p>7,000</text:p>
          </table:table-cell>
          <table:table-cell table:style-name="ce11" office:value-type="float" office:value="-2115" calcext:value-type="float">
            <text:p>-2,115</text:p>
          </table:table-cell>
          <table:table-cell table:style-name="ce11" office:value-type="float" office:value="-2570" calcext:value-type="float">
            <text:p>-2,570</text:p>
          </table:table-cell>
          <table:table-cell table:style-name="ce11" office:value-type="float" office:value="12000" calcext:value-type="float">
            <text:p>12,000</text:p>
          </table:table-cell>
          <table:table-cell table:number-columns-repeated="1017"/>
        </table:table-row>
        <table:table-row table:style-name="ro1">
          <table:table-cell table:style-name="ce23" table:formula="of:=[.A15]" office:value-type="date" office:date-value="2018-12-30" calcext:value-type="date">
            <text:p>2018-12-30</text:p>
          </table:table-cell>
          <table:table-cell table:style-name="ce4" office:value-type="float" office:value="2" calcext:value-type="float">
            <text:p>2</text:p>
          </table:table-cell>
          <table:table-cell table:style-name="ce11" table:formula="of:=[.C$5]" office:value-type="float" office:value="5000" calcext:value-type="float">
            <text:p>5,000</text:p>
          </table:table-cell>
          <table:table-cell table:style-name="ce11" table:formula="of:=[.D$5]" office:value-type="float" office:value="7000" calcext:value-type="float">
            <text:p>7,000</text:p>
          </table:table-cell>
          <table:table-cell table:style-name="ce11" office:value-type="float" office:value="4200" calcext:value-type="float">
            <text:p>4,200</text:p>
          </table:table-cell>
          <table:table-cell table:style-name="ce11" office:value-type="float" office:value="8721" calcext:value-type="float">
            <text:p>8,721</text:p>
          </table:table-cell>
          <table:table-cell table:style-name="ce11" office:value-type="float" office:value="3700" calcext:value-type="float">
            <text:p>3,700</text:p>
          </table:table-cell>
          <table:table-cell table:number-columns-repeated="1017"/>
        </table:table-row>
        <table:table-row table:style-name="ro1">
          <table:table-cell table:style-name="ce17" office:value-type="date" office:date-value="2019-03-30" calcext:value-type="date">
            <text:p>2019-03-30</text:p>
          </table:table-cell>
          <table:table-cell table:style-name="ce4" office:value-type="float" office:value="1" calcext:value-type="float">
            <text:p>1</text:p>
          </table:table-cell>
          <table:table-cell table:style-name="ce11" table:formula="of:=[.C$5]" office:value-type="float" office:value="5000" calcext:value-type="float">
            <text:p>5,000</text:p>
          </table:table-cell>
          <table:table-cell table:style-name="ce11" table:formula="of:=[.D$5]" office:value-type="float" office:value="7000" calcext:value-type="float">
            <text:p>7,000</text:p>
          </table:table-cell>
          <table:table-cell table:style-name="ce11" office:value-type="float" office:value="4200" calcext:value-type="float">
            <text:p>4,200</text:p>
          </table:table-cell>
          <table:table-cell table:style-name="ce11" office:value-type="float" office:value="8721" calcext:value-type="float">
            <text:p>8,721</text:p>
          </table:table-cell>
          <table:table-cell table:style-name="ce11" office:value-type="float" office:value="3700" calcext:value-type="float">
            <text:p>3,700</text:p>
          </table:table-cell>
          <table:table-cell table:number-columns-repeated="1017"/>
        </table:table-row>
        <table:table-row table:style-name="ro1">
          <table:table-cell table:style-name="ce23" table:formula="of:=[.A17]" office:value-type="date" office:date-value="2019-03-30" calcext:value-type="date">
            <text:p>2019-03-30</text:p>
          </table:table-cell>
          <table:table-cell table:style-name="ce4" office:value-type="float" office:value="2" calcext:value-type="float">
            <text:p>2</text:p>
          </table:table-cell>
          <table:table-cell table:style-name="ce11" table:formula="of:=[.C$5]" office:value-type="float" office:value="5000" calcext:value-type="float">
            <text:p>5,000</text:p>
          </table:table-cell>
          <table:table-cell table:style-name="ce11" table:formula="of:=[.D$5]" office:value-type="float" office:value="7000" calcext:value-type="float">
            <text:p>7,000</text:p>
          </table:table-cell>
          <table:table-cell table:style-name="ce11" office:value-type="float" office:value="6790" calcext:value-type="float">
            <text:p>6,790</text:p>
          </table:table-cell>
          <table:table-cell table:style-name="ce11" office:value-type="float" office:value="13130" calcext:value-type="float">
            <text:p>13,130</text:p>
          </table:table-cell>
          <table:table-cell table:style-name="ce11" office:value-type="float" office:value="3700" calcext:value-type="float">
            <text:p>3,700</text:p>
          </table:table-cell>
          <table:table-cell table:number-columns-repeated="1017"/>
        </table:table-row>
        <table:table-row table:style-name="ro1">
          <table:table-cell table:style-name="ce17" office:value-type="date" office:date-value="2019-06-30" calcext:value-type="date">
            <text:p>2019-06-30</text:p>
          </table:table-cell>
          <table:table-cell table:style-name="ce4" office:value-type="float" office:value="1" calcext:value-type="float">
            <text:p>1</text:p>
          </table:table-cell>
          <table:table-cell table:style-name="ce11" table:formula="of:=[.C$5]" office:value-type="float" office:value="5000" calcext:value-type="float">
            <text:p>5,000</text:p>
          </table:table-cell>
          <table:table-cell table:style-name="ce11" table:formula="of:=[.D$5]" office:value-type="float" office:value="7000" calcext:value-type="float">
            <text:p>7,000</text:p>
          </table:table-cell>
          <table:table-cell table:style-name="ce11" office:value-type="float" office:value="6790" calcext:value-type="float">
            <text:p>6,790</text:p>
          </table:table-cell>
          <table:table-cell table:style-name="ce11" office:value-type="float" office:value="13130" calcext:value-type="float">
            <text:p>13,130</text:p>
          </table:table-cell>
          <table:table-cell table:style-name="ce11" office:value-type="float" office:value="3700" calcext:value-type="float">
            <text:p>3,700</text:p>
          </table:table-cell>
          <table:table-cell table:number-columns-repeated="1017"/>
        </table:table-row>
        <table:table-row table:style-name="ro1">
          <table:table-cell table:style-name="ce23" table:formula="of:=[.A19]" office:value-type="date" office:date-value="2019-06-30" calcext:value-type="date">
            <text:p>2019-06-30</text:p>
          </table:table-cell>
          <table:table-cell table:style-name="ce4" office:value-type="float" office:value="2" calcext:value-type="float">
            <text:p>2</text:p>
          </table:table-cell>
          <table:table-cell table:style-name="ce11" table:formula="of:=[.C$5]" office:value-type="float" office:value="5000" calcext:value-type="float">
            <text:p>5,000</text:p>
          </table:table-cell>
          <table:table-cell table:style-name="ce11" table:formula="of:=[.D$5]" office:value-type="float" office:value="7000" calcext:value-type="float">
            <text:p>7,000</text:p>
          </table:table-cell>
          <table:table-cell table:style-name="ce11" office:value-type="float" office:value="10351" calcext:value-type="float">
            <text:p>10,351</text:p>
          </table:table-cell>
          <table:table-cell table:style-name="ce11" office:value-type="float" office:value="23751" calcext:value-type="float">
            <text:p>23,751</text:p>
          </table:table-cell>
          <table:table-cell table:style-name="ce11" office:value-type="float" office:value="3700" calcext:value-type="float">
            <text:p>3,700</text:p>
          </table:table-cell>
          <table:table-cell table:number-columns-repeated="1017"/>
        </table:table-row>
        <table:table-row table:style-name="ro1">
          <table:table-cell table:style-name="ce33" office:value-type="date" office:date-value="2019-07-01" calcext:value-type="date">
            <text:p>2019-07-01</text:p>
          </table:table-cell>
          <table:table-cell table:style-name="ce4" office:value-type="float" office:value="1" calcext:value-type="float">
            <text:p>1</text:p>
          </table:table-cell>
          <table:table-cell table:style-name="ce11" table:formula="of:=[.C$5]" office:value-type="float" office:value="5000" calcext:value-type="float">
            <text:p>5,000</text:p>
          </table:table-cell>
          <table:table-cell table:style-name="ce11" table:formula="of:=[.D$5]" office:value-type="float" office:value="7000" calcext:value-type="float">
            <text:p>7,000</text:p>
          </table:table-cell>
          <table:table-cell table:style-name="ce11" office:value-type="float" office:value="10351" calcext:value-type="float">
            <text:p>10,351</text:p>
          </table:table-cell>
          <table:table-cell table:style-name="ce11" office:value-type="float" office:value="23751" calcext:value-type="float">
            <text:p>23,751</text:p>
          </table:table-cell>
          <table:table-cell table:style-name="ce11" office:value-type="float" office:value="3700" calcext:value-type="float">
            <text:p>3,700</text:p>
          </table:table-cell>
          <table:table-cell table:number-columns-repeated="1017"/>
        </table:table-row>
        <table:table-row table:style-name="ro1" table:number-rows-repeated="982">
          <table:table-cell table:number-columns-repeated="2"/>
          <table:table-cell table:style-name="ce12" table:number-columns-repeated="2"/>
          <table:table-cell table:number-columns-repeated="2"/>
          <table:table-cell table:style-name="ce12"/>
          <table:table-cell table:number-columns-repeated="1017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shflow Test Chart" table:style-name="ta8">
        <table:table-column table:style-name="co7" table:number-columns-repeated="1024" table:default-cell-style-name="Default"/>
        <table:table-row table:style-name="ro2">
          <table:table-cell>
            <draw:frame table:end-cell-address="'Cashflow Test Chart'.G22" table:end-x="2.07pt" table:end-y="14.97pt" draw:z-index="0" draw:name="Chart 2" draw:style-name="gr2" draw:text-style-name="P3" svg:width="482.97pt" svg:height="345.71pt" svg:x="0pt" svg:y="0pt">
              <draw:object draw:notify-on-update-of-ranges="CashflowTestData2.A5:CashflowTestData2.A21 CashflowTestData2.C4:CashflowTestData2.C4 CashflowTestData2.C5:CashflowTestData2.C1003 CashflowTestData2.D4:CashflowTestData2.D4 CashflowTestData2.D5:CashflowTestData2.D1003 CashflowTestData2.E4:CashflowTestData2.E4 CashflowTestData2.E5:CashflowTestData2.E1003 CashflowTestData2.F4:CashflowTestData2.F4 CashflowTestData2.F5:CashflowTestData2.F1003 CashflowTestData2.G4:CashflowTestData2.G4 CashflowTestData2.G5:CashflowTestData2.G100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BankBalance" table:base-cell-address="$Projects.$A$1" table:cell-range-address="$Projects.$B$1"/>
        <table:named-range table:name="ProjectNames" table:base-cell-address="$Projects.$A$1" table:cell-range-address="$Projects.$B$4:.$B$2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 number:style="long"/>
      <number:text>-</number:text>
      <number:day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jects" style:display-name="PageStyle_Proje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hflow" style:display-name="PageStyle_Cashflo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hflowData1" style:display-name="PageStyle_CashflowDat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hflowData2" style:display-name="PageStyle_CashflowDat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hflowData3" style:display-name="PageStyle_CashflowDat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hflowTestData1" style:display-name="PageStyle_CashflowTestDat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hflowTestData2" style:display-name="PageStyle_CashflowTestDat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hflow_20_Test_20_Chart" style:display-name="PageStyle_Cashflow Test Cha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360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5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25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7" style:family="chart">
      <style:graphic-properties svg:stroke-color="#cccccc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106cm" svg:stroke-color="#6aa84f" draw:fill-color="#6aa84f" draw:opacity="0%" fo:wrap-option="wrap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dash" draw:stroke-dash="msLineDash_20_1" svg:stroke-width="0.053cm" svg:stroke-color="#cc0000" draw:fill-color="#cc0000" draw:opacity="0%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5.347cm" svg:height="12.197cm" xlink:href=".." xlink:type="simple" chart:class="chart:area" chart:style-name="ch1">
        <chart:legend chart:legend-position="bottom" svg:x="8.53cm" svg:y="11.598cm" style:legend-expansion="wide" chart:style-name="ch2"/>
        <chart:plot-area chart:style-name="ch3" table:cell-range-address="CashflowData3.A3:CashflowData3.A999 CashflowData3.C2:CashflowData3.D999" chart:data-source-has-labels="both" svg:x="1.566cm" svg:y="0.243cm" svg:width="23.275cm" svg:height="10.928cm">
          <chartooo:coordinate-region svg:x="2.928cm" svg:y="0.442cm" svg:width="21.913cm" svg:height="10.082cm"/>
          <chart:axis chart:dimension="x" chart:name="primary-x" chart:style-name="ch4" chartooo:axis-type="text">
            <chart:categories table:cell-range-address="CashflowData3.A3:CashflowData3.A999"/>
          </chart:axis>
          <chart:axis chart:dimension="y" chart:name="primary-y" chart:style-name="ch5">
            <chart:title svg:x="0.451cm" svg:y="7.372cm" chart:style-name="ch6">
              <text:p>Cash on Hand (EUR)</text:p>
            </chart:title>
            <chart:grid chart:style-name="ch7" chart:class="major"/>
            <chart:grid chart:style-name="ch7" chart:class="minor"/>
          </chart:axis>
          <chart:series chart:style-name="ch8" chart:values-cell-range-address="CashflowData3.C3:CashflowData3.C999" chart:label-cell-address="CashflowData3.C2:CashflowData3.C2" chart:class="chart:area">
            <chart:data-point chart:repeated="997"/>
          </chart:series>
          <chart:series chart:style-name="ch9" chart:values-cell-range-address="CashflowData3.D3:CashflowData3.D999" chart:label-cell-address="CashflowData3.D2:CashflowData3.D2" chart:class="chart:area">
            <chart:data-point chart:repeated="99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h on Hand (EUR)</text:p>
                <draw:g>
                  <svg:desc>CashflowData3.C2:CashflowData3.C2</svg:desc>
                </draw:g>
              </table:table-cell>
              <table:table-cell office:value-type="string">
                <text:p>Minimum Reserves (EUR)</text:p>
                <draw:g>
                  <svg:desc>CashflowData3.D2:CashflowData3.D2</svg:desc>
                </draw:g>
              </table:table-cell>
            </table:table-row>
          </table:table-header-rows>
          <table:table-rows>
            <table:table-row>
              <table:table-cell office:value-type="float" office:value="43578">
                <text:p>43578</text:p>
                <draw:g>
                  <svg:desc>CashflowData3.A3:CashflowData3.A999</svg:desc>
                </draw:g>
              </table:table-cell>
              <table:table-cell office:value-type="float" office:value="123456">
                <text:p>123456</text:p>
                <draw:g>
                  <svg:desc>CashflowData3.C3:CashflowData3.C999</svg:desc>
                </draw:g>
              </table:table-cell>
              <table:table-cell office:value-type="float" office:value="50000">
                <text:p>50000</text:p>
                <draw:g>
                  <svg:desc>CashflowData3.D3:CashflowData3.D999</svg:desc>
                </draw:g>
              </table:table-cell>
            </table:table-row>
            <table:table-row>
              <table:table-cell office:value-type="float" office:value="43578">
                <text:p>43578</text:p>
              </table:table-cell>
              <table:table-cell office:value-type="float" office:value="123456">
                <text:p>123456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2="1" draw:dots2-length="212%" draw:distance="159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5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/>
    </style:style>
    <style:style style:name="ch4" style:family="chart" style:data-style-name="N125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7" style:family="chart">
      <style:graphic-properties svg:stroke-color="#cccccc"/>
    </style:style>
    <style:style style:name="ch8" style:family="chart" style:data-style-name="N0">
      <style:chart-properties chart:link-data-style-to-source="true"/>
      <style:graphic-properties svg:stroke-color="#cc0000" draw:fill-color="#cc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53cm" draw:fill-color="#ffffff" draw:opacity="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dash" draw:stroke-dash="msLineDash_20_1" svg:stroke-width="0.053cm" svg:stroke-color="#ff9900" draw:fill-color="#ff9900" draw:opacity="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dash" draw:stroke-dash="msLineDash_20_2" svg:stroke-width="0.053cm" svg:stroke-color="#000080" draw:fill-color="#000080" draw:opacity="0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106cm" svg:stroke-color="#1eaf30" draw:fill-color="#1eaf30" draw:opacity="0%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7.039cm" svg:height="12.197cm" xlink:href=".." xlink:type="simple" chart:class="chart:area" chart:style-name="ch1">
        <chart:legend chart:legend-position="bottom" svg:x="2.552cm" svg:y="11.598cm" style:legend-expansion="wide" chart:style-name="ch2"/>
        <chart:plot-area chart:style-name="ch3" table:cell-range-address="CashflowTestData2.A5:CashflowTestData2.A21 CashflowTestData2.C4:CashflowTestData2.G1003" chart:data-source-has-labels="both" svg:x="1.4cm" svg:y="0.243cm" svg:width="15.299cm" svg:height="10.928cm">
          <chartooo:coordinate-region svg:x="2.725cm" svg:y="0.243cm" svg:width="13.974cm" svg:height="9.001cm"/>
          <chart:axis chart:dimension="x" chart:name="primary-x" chart:style-name="ch4" chartooo:axis-type="text">
            <chart:categories table:cell-range-address="CashflowTestData2.A5:CashflowTestData2.A21"/>
          </chart:axis>
          <chart:axis chart:dimension="y" chart:name="primary-y" chart:style-name="ch5">
            <chart:title svg:x="0.451cm" svg:y="7.372cm" chart:style-name="ch6">
              <text:p>Cash on Hand (EUR)</text:p>
            </chart:title>
            <chart:grid chart:style-name="ch7" chart:class="major"/>
            <chart:grid chart:style-name="ch7" chart:class="minor"/>
          </chart:axis>
          <chart:series chart:style-name="ch8" chart:values-cell-range-address="CashflowTestData2.C5:CashflowTestData2.C1003" chart:label-cell-address="CashflowTestData2.C4:CashflowTestData2.C4" chart:class="chart:area">
            <chart:data-point chart:repeated="999"/>
          </chart:series>
          <chart:series chart:style-name="ch9" chart:values-cell-range-address="CashflowTestData2.D5:CashflowTestData2.D1003" chart:label-cell-address="CashflowTestData2.D4:CashflowTestData2.D4" chart:class="chart:area">
            <chart:data-point chart:repeated="999"/>
          </chart:series>
          <chart:series chart:style-name="ch10" chart:values-cell-range-address="CashflowTestData2.E5:CashflowTestData2.E1003" chart:label-cell-address="CashflowTestData2.E4:CashflowTestData2.E4" chart:class="chart:area">
            <chart:data-point chart:repeated="999"/>
          </chart:series>
          <chart:series chart:style-name="ch11" chart:values-cell-range-address="CashflowTestData2.F5:CashflowTestData2.F1003" chart:label-cell-address="CashflowTestData2.F4:CashflowTestData2.F4" chart:class="chart:area">
            <chart:data-point chart:repeated="999"/>
          </chart:series>
          <chart:series chart:style-name="ch12" chart:values-cell-range-address="CashflowTestData2.G5:CashflowTestData2.G1003" chart:label-cell-address="CashflowTestData2.G4:CashflowTestData2.G4" chart:class="chart:area">
            <chart:data-point chart:repeated="99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nk Reserves</text:p>
                <draw:g>
                  <svg:desc>CashflowTestData2.C4:CashflowTestData2.C4</svg:desc>
                </draw:g>
              </table:table-cell>
              <table:table-cell office:value-type="string">
                <text:p/>
                <draw:g>
                  <svg:desc>CashflowTestData2.D4:CashflowTestData2.D4</svg:desc>
                </draw:g>
              </table:table-cell>
              <table:table-cell office:value-type="string">
                <text:p>Project 1</text:p>
                <draw:g>
                  <svg:desc>CashflowTestData2.E4:CashflowTestData2.E4</svg:desc>
                </draw:g>
              </table:table-cell>
              <table:table-cell office:value-type="string">
                <text:p>Project 2</text:p>
                <draw:g>
                  <svg:desc>CashflowTestData2.F4:CashflowTestData2.F4</svg:desc>
                </draw:g>
              </table:table-cell>
              <table:table-cell office:value-type="string">
                <text:p>Total &amp; Project 3</text:p>
                <draw:g>
                  <svg:desc>CashflowTestData2.G4:CashflowTestData2.G4</svg:desc>
                </draw:g>
              </table:table-cell>
            </table:table-row>
          </table:table-header-rows>
          <table:table-rows>
            <table:table-row>
              <table:table-cell office:value-type="float" office:value="43101">
                <text:p>43101</text:p>
                <draw:g>
                  <svg:desc>CashflowTestData2.A5:CashflowTestData2.A21</svg:desc>
                </draw:g>
              </table:table-cell>
              <table:table-cell office:value-type="float" office:value="5000">
                <text:p>5000</text:p>
                <draw:g>
                  <svg:desc>CashflowTestData2.C5:CashflowTestData2.C1003</svg:desc>
                </draw:g>
              </table:table-cell>
              <table:table-cell office:value-type="float" office:value="7000">
                <text:p>7000</text:p>
                <draw:g>
                  <svg:desc>CashflowTestData2.D5:CashflowTestData2.D1003</svg:desc>
                </draw:g>
              </table:table-cell>
              <table:table-cell office:value-type="float" office:value="0">
                <text:p>0</text:p>
                <draw:g>
                  <svg:desc>CashflowTestData2.E5:CashflowTestData2.E1003</svg:desc>
                </draw:g>
              </table:table-cell>
              <table:table-cell office:value-type="float" office:value="0">
                <text:p>0</text:p>
                <draw:g>
                  <svg:desc>CashflowTestData2.F5:CashflowTestData2.F1003</svg:desc>
                </draw:g>
              </table:table-cell>
              <table:table-cell office:value-type="float" office:value="0">
                <text:p>0</text:p>
                <draw:g>
                  <svg:desc>CashflowTestData2.G5:CashflowTestData2.G1003</svg:desc>
                </draw:g>
              </table:table-cell>
            </table:table-row>
            <table:table-row>
              <table:table-cell office:value-type="float" office:value="43101">
                <text:p>43101</text:p>
              </table:table-cell>
              <table:table-cell office:value-type="float" office:value="5000">
                <text:p>5000</text:p>
              </table:table-cell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  <table:table-cell office:value-type="float" office:value="17381">
                <text:p>17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64">
                <text:p>43164</text:p>
              </table:table-cell>
              <table:table-cell office:value-type="float" office:value="5000">
                <text:p>5000</text:p>
              </table:table-cell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  <table:table-cell office:value-type="float" office:value="17381">
                <text:p>17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64">
                <text:p>43164</text:p>
              </table:table-cell>
              <table:table-cell office:value-type="float" office:value="5000">
                <text:p>5000</text:p>
              </table:table-cell>
              <table:table-cell office:value-type="float" office:value="7000">
                <text:p>7000</text:p>
              </table:table-cell>
              <table:table-cell office:value-type="float" office:value="3600">
                <text:p>3600</text:p>
              </table:table-cell>
              <table:table-cell office:value-type="float" office:value="17381">
                <text:p>17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79">
                <text:p>43179</text:p>
              </table:table-cell>
              <table:table-cell office:value-type="float" office:value="5000">
                <text:p>5000</text:p>
              </table:table-cell>
              <table:table-cell office:value-type="float" office:value="7000">
                <text:p>7000</text:p>
              </table:table-cell>
              <table:table-cell office:value-type="float" office:value="3600">
                <text:p>3600</text:p>
              </table:table-cell>
              <table:table-cell office:value-type="float" office:value="17381">
                <text:p>17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79">
                <text:p>43179</text:p>
              </table:table-cell>
              <table:table-cell office:value-type="float" office:value="5000">
                <text:p>5000</text:p>
              </table:table-cell>
              <table:table-cell office:value-type="float" office:value="7000">
                <text:p>7000</text:p>
              </table:table-cell>
              <table:table-cell office:value-type="float" office:value="3600">
                <text:p>3600</text:p>
              </table:table-cell>
              <table:table-cell office:value-type="float" office:value="17381">
                <text:p>17381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float" office:value="43252">
                <text:p>43252</text:p>
              </table:table-cell>
              <table:table-cell office:value-type="float" office:value="5000">
                <text:p>5000</text:p>
              </table:table-cell>
              <table:table-cell office:value-type="float" office:value="7000">
                <text:p>7000</text:p>
              </table:table-cell>
              <table:table-cell office:value-type="float" office:value="3600">
                <text:p>3600</text:p>
              </table:table-cell>
              <table:table-cell office:value-type="float" office:value="17381">
                <text:p>17381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float" office:value="43252">
                <text:p>43252</text:p>
              </table:table-cell>
              <table:table-cell office:value-type="float" office:value="5000">
                <text:p>5000</text:p>
              </table:table-cell>
              <table:table-cell office:value-type="float" office:value="7000">
                <text:p>7000</text:p>
              </table:table-cell>
              <table:table-cell office:value-type="float" office:value="3600">
                <text:p>3600</text:p>
              </table:table-cell>
              <table:table-cell office:value-type="float" office:value="-2570">
                <text:p>-2570</text:p>
              </table:table-cell>
              <table:table-cell office:value-type="float" office:value="5900">
                <text:p>5900</text:p>
              </table:table-cell>
            </table:table-row>
            <table:table-row>
              <table:table-cell office:value-type="float" office:value="43403">
                <text:p>43403</text:p>
              </table:table-cell>
              <table:table-cell office:value-type="float" office:value="5000">
                <text:p>5000</text:p>
              </table:table-cell>
              <table:table-cell office:value-type="float" office:value="7000">
                <text:p>7000</text:p>
              </table:table-cell>
              <table:table-cell office:value-type="float" office:value="3600">
                <text:p>3600</text:p>
              </table:table-cell>
              <table:table-cell office:value-type="float" office:value="-2570">
                <text:p>-2570</text:p>
              </table:table-cell>
              <table:table-cell office:value-type="float" office:value="5900">
                <text:p>5900</text:p>
              </table:table-cell>
            </table:table-row>
            <table:table-row>
              <table:table-cell office:value-type="float" office:value="43403">
                <text:p>43403</text:p>
              </table:table-cell>
              <table:table-cell office:value-type="float" office:value="5000">
                <text:p>5000</text:p>
              </table:table-cell>
              <table:table-cell office:value-type="float" office:value="7000">
                <text:p>7000</text:p>
              </table:table-cell>
              <table:table-cell office:value-type="float" office:value="-2115">
                <text:p>-2115</text:p>
              </table:table-cell>
              <table:table-cell office:value-type="float" office:value="-2570">
                <text:p>-2570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float" office:value="43464">
                <text:p>43464</text:p>
              </table:table-cell>
              <table:table-cell office:value-type="float" office:value="5000">
                <text:p>5000</text:p>
              </table:table-cell>
              <table:table-cell office:value-type="float" office:value="7000">
                <text:p>7000</text:p>
              </table:table-cell>
              <table:table-cell office:value-type="float" office:value="-2115">
                <text:p>-2115</text:p>
              </table:table-cell>
              <table:table-cell office:value-type="float" office:value="-2570">
                <text:p>-2570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float" office:value="43464">
                <text:p>43464</text:p>
              </table:table-cell>
              <table:table-cell office:value-type="float" office:value="5000">
                <text:p>5000</text:p>
              </table:table-cell>
              <table:table-cell office:value-type="float" office:value="7000">
                <text:p>7000</text:p>
              </table:table-cell>
              <table:table-cell office:value-type="float" office:value="4200">
                <text:p>4200</text:p>
              </table:table-cell>
              <table:table-cell office:value-type="float" office:value="8721">
                <text:p>8721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43554">
                <text:p>43554</text:p>
              </table:table-cell>
              <table:table-cell office:value-type="float" office:value="5000">
                <text:p>5000</text:p>
              </table:table-cell>
              <table:table-cell office:value-type="float" office:value="7000">
                <text:p>7000</text:p>
              </table:table-cell>
              <table:table-cell office:value-type="float" office:value="4200">
                <text:p>4200</text:p>
              </table:table-cell>
              <table:table-cell office:value-type="float" office:value="8721">
                <text:p>8721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43554">
                <text:p>43554</text:p>
              </table:table-cell>
              <table:table-cell office:value-type="float" office:value="5000">
                <text:p>5000</text:p>
              </table:table-cell>
              <table:table-cell office:value-type="float" office:value="7000">
                <text:p>7000</text:p>
              </table:table-cell>
              <table:table-cell office:value-type="float" office:value="6790">
                <text:p>6790</text:p>
              </table:table-cell>
              <table:table-cell office:value-type="float" office:value="13130">
                <text:p>13130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43646">
                <text:p>43646</text:p>
              </table:table-cell>
              <table:table-cell office:value-type="float" office:value="5000">
                <text:p>5000</text:p>
              </table:table-cell>
              <table:table-cell office:value-type="float" office:value="7000">
                <text:p>7000</text:p>
              </table:table-cell>
              <table:table-cell office:value-type="float" office:value="6790">
                <text:p>6790</text:p>
              </table:table-cell>
              <table:table-cell office:value-type="float" office:value="13130">
                <text:p>13130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43646">
                <text:p>43646</text:p>
              </table:table-cell>
              <table:table-cell office:value-type="float" office:value="5000">
                <text:p>5000</text:p>
              </table:table-cell>
              <table:table-cell office:value-type="float" office:value="7000">
                <text:p>7000</text:p>
              </table:table-cell>
              <table:table-cell office:value-type="float" office:value="10351">
                <text:p>10351</text:p>
              </table:table-cell>
              <table:table-cell office:value-type="float" office:value="23751">
                <text:p>23751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5000">
                <text:p>5000</text:p>
              </table:table-cell>
              <table:table-cell office:value-type="float" office:value="7000">
                <text:p>7000</text:p>
              </table:table-cell>
              <table:table-cell office:value-type="float" office:value="10351">
                <text:p>10351</text:p>
              </table:table-cell>
              <table:table-cell office:value-type="float" office:value="23751">
                <text:p>23751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istance="53%"/>
    <draw:stroke-dash draw:name="msLineDash_20_2" draw:display-name="msLineDash 2" draw:style="round" draw:dots1="1" draw:dots1-length="53%" draw:distance="53%"/>
  </office:styles>
</office:document-styles>
</file>